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Arial1" svg:font-family="Arial, Helvetica, Garuda, sans-serif"/>
    <style:font-face style:name="Arial2" svg:font-family="Arial, Helvetica, Garuda, sans-serif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Tahoma"/>
  </office:font-face-decls>
  <office:automatic-styles>
    <style:style style:name="Table1" style:family="table">
      <style:table-properties style:width="18.025cm" fo:margin-left="-0.617cm" table:align="left"/>
    </style:style>
    <style:style style:name="Table1.A" style:family="table-column">
      <style:table-column-properties style:column-width="1.293cm"/>
    </style:style>
    <style:style style:name="Table1.B" style:family="table-column">
      <style:table-column-properties style:column-width="14.011cm"/>
    </style:style>
    <style:style style:name="Table1.C" style:family="table-column">
      <style:table-column-properties style:column-width="2.722cm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#fafaf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18.025cm" fo:margin-left="-0.617cm" table:align="left"/>
    </style:style>
    <style:style style:name="Таблица1.A" style:family="table-column">
      <style:table-column-properties style:column-width="1.293cm"/>
    </style:style>
    <style:style style:name="Таблица1.B" style:family="table-column">
      <style:table-column-properties style:column-width="14.22cm"/>
    </style:style>
    <style:style style:name="Таблица1.C" style:family="table-column">
      <style:table-column-properties style:column-width="2.512cm"/>
    </style:style>
    <style:style style:name="Таблица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background-color="#fafaf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18.025cm" fo:margin-left="-0.617cm" table:align="left"/>
    </style:style>
    <style:style style:name="Таблица2.A" style:family="table-column">
      <style:table-column-properties style:column-width="1.293cm"/>
    </style:style>
    <style:style style:name="Таблица2.B" style:family="table-column">
      <style:table-column-properties style:column-width="14.22cm"/>
    </style:style>
    <style:style style:name="Таблица2.C" style:family="table-column">
      <style:table-column-properties style:column-width="2.512cm"/>
    </style:style>
    <style:style style:name="Таблица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#b2b2b2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background-color="#fafaf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language="ru" fo:country="RU" fo:font-style="normal" fo:font-weight="normal" officeooo:rsid="006fc2dc" officeooo:paragraph-rsid="0039c88e" fo:background-color="#ffffff" style:font-size-asian="12pt" style:font-weight-asian="normal" style:font-size-complex="12pt" style:font-weight-complex="normal" loext:padding="0cm" loext:border="none"/>
    </style:style>
    <style:style style:name="P2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language="ru" fo:country="RU" fo:font-style="normal" fo:font-weight="normal" officeooo:rsid="004410e8" officeooo:paragraph-rsid="004410e8" fo:background-color="#ffffff" style:font-size-asian="12pt" style:font-weight-asian="normal" style:font-size-complex="12pt" style:font-weight-complex="normal" loext:padding="0cm" loext:border="non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2pt" fo:letter-spacing="normal" fo:language="ru" fo:country="RU" fo:font-style="normal" fo:font-weight="normal" officeooo:rsid="0074716e" officeooo:paragraph-rsid="0074716e" fo:background-color="#ffffff" style:font-size-asian="12pt" style:font-weight-asian="normal" style:font-size-complex="12pt" style:font-weight-complex="normal" loext:padding="0cm" loext:border="non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3b5f3f" officeooo:paragraph-rsid="003b5f3f" fo:background-color="#ffffff" style:font-size-asian="15pt" style:font-weight-asian="bold" style:font-size-complex="15pt" style:font-weight-complex="bold" loext:padding="0cm" loext:border="none"/>
    </style:style>
    <style:style style:name="P5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3b5f3f" officeooo:paragraph-rsid="00c11219" fo:background-color="#ffffff" style:font-size-asian="15pt" style:font-weight-asian="bold" style:font-size-complex="15pt" style:font-weight-complex="bold" loext:padding="0cm" loext:border="none"/>
    </style:style>
    <style:style style:name="P6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76c06e" officeooo:paragraph-rsid="0076c06e" fo:background-color="#ffffff" style:font-size-asian="15pt" style:font-weight-asian="bold" style:font-size-complex="15pt" style:font-weight-complex="bold" loext:padding="0cm" loext:border="none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76c06e" officeooo:paragraph-rsid="00d05cc0" fo:background-color="#ffffff" style:font-size-asian="15pt" style:font-weight-asian="bold" style:font-size-complex="15pt" style:font-weight-complex="bold" loext:padding="0cm" loext:border="none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76c06e" officeooo:paragraph-rsid="00d213f5" fo:background-color="#ffffff" style:font-size-asian="15pt" style:font-weight-asian="bold" style:font-size-complex="15pt" style:font-weight-complex="bold" loext:padding="0cm" loext:border="none"/>
    </style:style>
    <style:style style:name="P9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8daa02" officeooo:paragraph-rsid="008daa02" fo:background-color="#ffffff" style:font-size-asian="15pt" style:font-weight-asian="bold" style:font-size-complex="15pt" style:font-weight-complex="bold" loext:padding="0cm" loext:border="none"/>
    </style:style>
    <style:style style:name="P10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a1de5d" officeooo:paragraph-rsid="003b5f3f" fo:background-color="#ffffff" style:font-size-asian="15pt" style:font-weight-asian="bold" style:font-size-complex="15pt" style:font-weight-complex="bold" loext:padding="0cm" loext:border="none"/>
    </style:style>
    <style:style style:name="P11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a1de5d" officeooo:paragraph-rsid="00a1de5d" fo:background-color="#ffffff" style:font-size-asian="15pt" style:font-weight-asian="bold" style:font-size-complex="15pt" style:font-weight-complex="bold" loext:padding="0cm" loext:border="none"/>
    </style:style>
    <style:style style:name="P12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a1de5d" officeooo:paragraph-rsid="00fc0096" fo:background-color="#ffffff" style:font-size-asian="15pt" style:font-weight-asian="bold" style:font-size-complex="15pt" style:font-weight-complex="bold" loext:padding="0cm" loext:border="none"/>
    </style:style>
    <style:style style:name="P13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bf4485" officeooo:paragraph-rsid="00bf4485" fo:background-color="#ffffff" style:font-size-asian="15pt" style:font-weight-asian="bold" style:font-size-complex="15pt" style:font-weight-complex="bold" loext:padding="0cm" loext:border="none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cbc55a" officeooo:paragraph-rsid="009e5173" fo:background-color="#ffffff" style:font-size-asian="15pt" style:font-weight-asian="bold" style:font-size-complex="15pt" style:font-weight-complex="bold" loext:padding="0cm" loext:border="none"/>
    </style:style>
    <style:style style:name="P15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d05cc0" officeooo:paragraph-rsid="00d05cc0" fo:background-color="#ffffff" style:font-size-asian="15pt" style:font-weight-asian="bold" style:font-size-complex="15pt" style:font-weight-complex="bold" loext:padding="0cm" loext:border="none"/>
    </style:style>
    <style:style style:name="P16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d213f5" officeooo:paragraph-rsid="00d213f5" fo:background-color="#ffffff" style:font-size-asian="15pt" style:font-weight-asian="bold" style:font-size-complex="15pt" style:font-weight-complex="bold" loext:padding="0cm" loext:border="none"/>
    </style:style>
    <style:style style:name="P17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9ff786" officeooo:paragraph-rsid="00c11219" fo:background-color="#ffffff" style:font-size-asian="15pt" style:font-weight-asian="bold" style:font-size-complex="15pt" style:font-weight-complex="bold" loext:padding="0cm" loext:border="none"/>
    </style:style>
    <style:style style:name="P18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style:text-underline-style="solid" style:text-underline-width="auto" style:text-underline-color="font-color" fo:font-weight="bold" officeooo:rsid="003f5e66" officeooo:paragraph-rsid="00ce817e" fo:background-color="#81d41a" style:font-size-asian="15pt" style:font-weight-asian="bold" style:font-size-complex="15pt" style:font-weight-complex="bold" loext:padding="0cm" loext:border="none"/>
    </style:style>
    <style:style style:name="P19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style:text-underline-style="solid" style:text-underline-width="auto" style:text-underline-color="font-color" fo:font-weight="bold" officeooo:rsid="00d33274" officeooo:paragraph-rsid="00d33274" fo:background-color="#ffffff" style:font-size-asian="15pt" style:font-weight-asian="bold" style:font-size-complex="15pt" style:font-weight-complex="bold" loext:padding="0cm" loext:border="none"/>
    </style:style>
    <style:style style:name="P20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style:text-underline-style="solid" style:text-underline-width="auto" style:text-underline-color="font-color" fo:font-weight="bold" officeooo:rsid="009c65a6" officeooo:paragraph-rsid="009c65a6" fo:background-color="#ffffff" style:font-size-asian="15pt" style:font-weight-asian="bold" style:font-size-complex="15pt" style:font-weight-complex="bold" loext:padding="0cm" loext:border="none"/>
    </style:style>
    <style:style style:name="P21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style:text-underline-style="none" fo:font-weight="bold" officeooo:rsid="003b5f3f" officeooo:paragraph-rsid="003b5f3f" fo:background-color="#ffffff" style:font-size-asian="15pt" style:font-weight-asian="bold" style:font-size-complex="15pt" style:font-weight-complex="bold" loext:padding="0cm" loext:border="none"/>
    </style:style>
    <style:style style:name="P22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82a82a" officeooo:paragraph-rsid="0083de55" fo:background-color="#ffffff" style:font-size-asian="13pt" style:font-weight-asian="normal" style:font-size-complex="13pt" style:font-weight-complex="normal" loext:padding="0cm" loext:border="none"/>
    </style:style>
    <style:style style:name="P23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d8c7f" officeooo:paragraph-rsid="009a3a83" fo:background-color="#ffffff" style:font-size-asian="13pt" style:font-weight-asian="normal" style:font-size-complex="13pt" style:font-weight-complex="normal" loext:padding="0cm" loext:border="none"/>
    </style:style>
    <style:style style:name="P24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83de55" officeooo:paragraph-rsid="00d05cc0" fo:background-color="#ffffff" style:font-size-asian="13pt" style:font-weight-asian="normal" style:font-size-complex="13pt" style:font-weight-complex="normal" loext:padding="0cm" loext:border="none"/>
    </style:style>
    <style:style style:name="P25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3b5f3f" officeooo:paragraph-rsid="00a4f7cd" fo:background-color="#ffffff" style:font-size-asian="13pt" style:font-weight-asian="normal" style:font-size-complex="13pt" style:font-weight-complex="normal" loext:padding="0cm" loext:border="none"/>
    </style:style>
    <style:style style:name="P26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3b5f3f" officeooo:paragraph-rsid="00cd1bde" fo:background-color="#ffffff" style:font-size-asian="13pt" style:font-weight-asian="normal" style:font-size-complex="13pt" style:font-weight-complex="normal" loext:padding="0cm" loext:border="none"/>
    </style:style>
    <style:style style:name="P27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85530a" officeooo:paragraph-rsid="0085530a" fo:background-color="#ffffff" style:font-size-asian="13pt" style:font-weight-asian="normal" style:font-size-complex="13pt" style:font-weight-complex="normal" loext:padding="0cm" loext:border="none"/>
    </style:style>
    <style:style style:name="P28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85530a" officeooo:paragraph-rsid="00d05cc0" fo:background-color="#ffffff" style:font-size-asian="13pt" style:font-weight-asian="normal" style:font-size-complex="13pt" style:font-weight-complex="normal" loext:padding="0cm" loext:border="none"/>
    </style:style>
    <style:style style:name="P29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85530a" officeooo:paragraph-rsid="00d05cc0" fo:background-color="#ffffff" style:font-size-asian="13pt" style:font-weight-asian="normal" style:font-size-complex="13pt" style:font-weight-complex="normal" loext:padding="0cm" loext:border="none"/>
    </style:style>
    <style:style style:name="P30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b378ff" officeooo:paragraph-rsid="00d05cc0" fo:background-color="#ffffff" style:font-size-asian="13pt" style:font-weight-asian="normal" style:font-size-complex="13pt" style:font-weight-complex="normal" loext:padding="0cm" loext:border="none"/>
    </style:style>
    <style:style style:name="P31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b4be18" officeooo:paragraph-rsid="00d015fb" fo:background-color="#ffffff" style:font-size-asian="13pt" style:font-weight-asian="normal" style:font-size-complex="13pt" style:font-weight-complex="normal" loext:padding="0cm" loext:border="none"/>
    </style:style>
    <style:style style:name="P32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ef303" officeooo:paragraph-rsid="009a3a83" fo:background-color="#ffffff" style:font-size-asian="13pt" style:font-weight-asian="normal" style:font-size-complex="13pt" style:font-weight-complex="normal" loext:padding="0cm" loext:border="none"/>
    </style:style>
    <style:style style:name="P33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ef303" officeooo:paragraph-rsid="00d015fb" fo:background-color="#ffffff" style:font-size-asian="13pt" style:font-weight-asian="normal" style:font-size-complex="13pt" style:font-weight-complex="normal" loext:padding="0cm" loext:border="none"/>
    </style:style>
    <style:style style:name="P34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944bd" officeooo:paragraph-rsid="00c0d785" fo:background-color="#ffffff" style:font-size-asian="13pt" style:font-weight-asian="normal" style:font-size-complex="13pt" style:font-weight-complex="normal" loext:padding="0cm" loext:border="none"/>
    </style:style>
    <style:style style:name="P35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944bd" officeooo:paragraph-rsid="00d015fb" fo:background-color="#ffffff" style:font-size-asian="13pt" style:font-weight-asian="normal" style:font-size-complex="13pt" style:font-weight-complex="normal" loext:padding="0cm" loext:border="none"/>
    </style:style>
    <style:style style:name="P36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af08d9" officeooo:paragraph-rsid="00d015fb" fo:background-color="#ffffff" style:font-size-asian="13pt" style:font-weight-asian="normal" style:font-size-complex="13pt" style:font-weight-complex="normal" loext:padding="0cm" loext:border="none"/>
    </style:style>
    <style:style style:name="P37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13a88" officeooo:paragraph-rsid="00c13a88" fo:background-color="#ffffff" style:font-size-asian="11.3500003814697pt" style:font-weight-asian="normal" style:font-size-complex="13pt" style:font-weight-complex="normal" loext:padding="0cm" loext:border="none"/>
    </style:style>
    <style:style style:name="P38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13a88" officeooo:paragraph-rsid="00d213f5" fo:background-color="#ffffff" style:font-size-asian="11.3500003814697pt" style:font-weight-asian="normal" style:font-size-complex="13pt" style:font-weight-complex="normal" loext:padding="0cm" loext:border="none"/>
    </style:style>
    <style:style style:name="P39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248ee" officeooo:paragraph-rsid="00c248ee" fo:background-color="#ffffff" style:font-size-asian="11.3500003814697pt" style:font-weight-asian="normal" style:font-size-complex="13pt" style:font-weight-complex="normal" loext:padding="0cm" loext:border="none"/>
    </style:style>
    <style:style style:name="P40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248ee" officeooo:paragraph-rsid="00d213f5" fo:background-color="#ffffff" style:font-size-asian="11.3500003814697pt" style:font-weight-asian="normal" style:font-size-complex="13pt" style:font-weight-complex="normal" loext:padding="0cm" loext:border="none"/>
    </style:style>
    <style:style style:name="P41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d1bde" officeooo:paragraph-rsid="00cd1bde" fo:background-color="#ffffff" style:font-size-asian="11.3500003814697pt" style:font-weight-asian="normal" style:font-size-complex="13pt" style:font-weight-complex="normal" loext:padding="0cm" loext:border="none"/>
    </style:style>
    <style:style style:name="P42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d213f5" officeooo:paragraph-rsid="00d213f5" fo:background-color="#ffffff" style:font-size-asian="11.3500003814697pt" style:font-weight-asian="normal" style:font-size-complex="13pt" style:font-weight-complex="normal" loext:padding="0cm" loext:border="none"/>
    </style:style>
    <style:style style:name="P43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f5e59" officeooo:paragraph-rsid="007f5e59" fo:background-color="#ffff00" style:font-size-asian="13pt" style:font-weight-asian="normal" style:font-size-complex="13pt" style:font-weight-complex="normal" loext:padding="0cm" loext:border="none"/>
    </style:style>
    <style:style style:name="P44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bold" officeooo:rsid="0083de55" officeooo:paragraph-rsid="00c0d785" fo:background-color="#ffffff" style:font-size-asian="13pt" style:font-weight-asian="bold" style:font-size-complex="13pt" style:font-weight-complex="bold" loext:padding="0cm" loext:border="none"/>
    </style:style>
    <style:style style:name="P45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bold" officeooo:rsid="0092898d" officeooo:paragraph-rsid="0092898d" fo:background-color="#ffffff" style:font-size-asian="13pt" style:font-weight-asian="bold" style:font-size-complex="13pt" style:font-weight-complex="bold" loext:padding="0cm" loext:border="none"/>
    </style:style>
    <style:style style:name="P46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bold" officeooo:rsid="009ea740" officeooo:paragraph-rsid="00c13a88" fo:background-color="#ffffff" style:font-size-asian="13pt" style:font-weight-asian="bold" style:font-size-complex="13pt" style:font-weight-complex="bold" loext:padding="0cm" loext:border="none"/>
    </style:style>
    <style:style style:name="P47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bold" officeooo:rsid="0085530a" officeooo:paragraph-rsid="00c6d711" fo:background-color="#ffffff" style:font-size-asian="13pt" style:font-weight-asian="bold" style:font-size-complex="13pt" style:font-weight-complex="bold" loext:padding="0cm" loext:border="none"/>
    </style:style>
    <style:style style:name="P48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9198fc" officeooo:paragraph-rsid="009198fc" fo:background-color="#ffffff" style:font-size-asian="13pt" style:font-weight-asian="normal" style:font-size-complex="13pt" style:font-weight-complex="normal" loext:padding="0cm" loext:border="none"/>
    </style:style>
    <style:style style:name="P49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90e017" fo:background-color="#ffffff" style:font-size-asian="13pt" style:font-weight-asian="normal" style:font-size-complex="13pt" style:font-weight-complex="normal" loext:padding="0cm" loext:border="none"/>
    </style:style>
    <style:style style:name="P50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b378ff" fo:background-color="#ffffff" style:font-size-asian="13pt" style:font-weight-asian="normal" style:font-size-complex="13pt" style:font-weight-complex="normal" loext:padding="0cm" loext:border="none"/>
    </style:style>
    <style:style style:name="P51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90c4f" fo:background-color="#ffffff" style:font-size-asian="13pt" style:font-weight-asian="normal" style:font-size-complex="13pt" style:font-weight-complex="normal" loext:padding="0cm" loext:border="none"/>
    </style:style>
    <style:style style:name="P52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3de55" fo:background-color="#ffffff" style:font-size-asian="13pt" style:font-weight-asian="normal" style:font-size-complex="13pt" style:font-weight-complex="normal" loext:padding="0cm" loext:border="none"/>
    </style:style>
    <style:style style:name="P53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2a82a" fo:background-color="#ffffff" style:font-size-asian="13pt" style:font-weight-asian="normal" style:font-size-complex="13pt" style:font-weight-complex="normal" loext:padding="0cm" loext:border="none"/>
    </style:style>
    <style:style style:name="P54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55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7f5e59" fo:background-color="#ffffff" style:font-size-asian="13pt" style:font-weight-asian="normal" style:font-size-complex="13pt" style:font-weight-complex="normal" loext:padding="0cm" loext:border="none"/>
    </style:style>
    <style:style style:name="P56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7d8c7f" fo:background-color="#ffffff" style:font-size-asian="13pt" style:font-weight-asian="normal" style:font-size-complex="13pt" style:font-weight-complex="normal" loext:padding="0cm" loext:border="none"/>
    </style:style>
    <style:style style:name="P57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90e017" officeooo:paragraph-rsid="0090e017" fo:background-color="#ffffff" style:font-size-asian="13pt" style:font-weight-asian="normal" style:font-size-complex="13pt" style:font-weight-complex="normal" loext:padding="0cm" loext:border="none"/>
    </style:style>
    <style:style style:name="P58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5530a" officeooo:paragraph-rsid="0085530a" fo:background-color="#ffffff" style:font-size-asian="13pt" style:font-weight-asian="normal" style:font-size-complex="13pt" style:font-weight-complex="normal" loext:padding="0cm" loext:border="none"/>
    </style:style>
    <style:style style:name="P59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f5e59" officeooo:paragraph-rsid="007f3d66" fo:background-color="#ffffff" style:font-size-asian="13pt" style:font-weight-asian="normal" style:font-size-complex="13pt" style:font-weight-complex="normal" loext:padding="0cm" loext:border="none"/>
    </style:style>
    <style:style style:name="P60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d6d7ab" officeooo:paragraph-rsid="00d6d7ab" fo:background-color="#ffffff" style:font-size-asian="13pt" style:font-weight-asian="normal" style:font-size-complex="13pt" style:font-weight-complex="normal" loext:padding="0cm" loext:border="none"/>
    </style:style>
    <style:style style:name="P61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d9a921" officeooo:paragraph-rsid="00dc97df" fo:background-color="#ffffff" style:font-size-asian="13pt" style:font-weight-asian="normal" style:font-size-complex="13pt" style:font-weight-complex="normal" loext:padding="0cm" loext:border="none"/>
    </style:style>
    <style:style style:name="P62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dd964c" officeooo:paragraph-rsid="00dd964c" fo:background-color="#ffffff" style:font-size-asian="13pt" style:font-weight-asian="normal" style:font-size-complex="13pt" style:font-weight-complex="normal" loext:padding="0cm" loext:border="none"/>
    </style:style>
    <style:style style:name="P63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ded179" officeooo:paragraph-rsid="00ded179" fo:background-color="#ffffff" style:font-size-asian="13pt" style:font-weight-asian="normal" style:font-size-complex="13pt" style:font-weight-complex="normal" loext:padding="0cm" loext:border="none"/>
    </style:style>
    <style:style style:name="P64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e289d6" officeooo:paragraph-rsid="00e289d6" fo:background-color="#ffffff" style:font-size-asian="13pt" style:font-weight-asian="normal" style:font-size-complex="13pt" style:font-weight-complex="normal" loext:padding="0cm" loext:border="none"/>
    </style:style>
    <style:style style:name="P65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e2f94a" officeooo:paragraph-rsid="00e2f94a" fo:background-color="#ffffff" style:font-size-asian="13pt" style:font-weight-asian="normal" style:font-size-complex="13pt" style:font-weight-complex="normal" loext:padding="0cm" loext:border="none"/>
    </style:style>
    <style:style style:name="P66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e4f560" officeooo:paragraph-rsid="00e4f560" fo:background-color="#ffffff" style:font-size-asian="13pt" style:font-weight-asian="normal" style:font-size-complex="13pt" style:font-weight-complex="normal" loext:padding="0cm" loext:border="none"/>
    </style:style>
    <style:style style:name="P67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ef303" officeooo:paragraph-rsid="00b378ff" fo:background-color="#ffffff" style:font-size-asian="13pt" style:font-weight-asian="normal" style:font-size-complex="13pt" style:font-weight-complex="normal" loext:padding="0cm" loext:border="none"/>
    </style:style>
    <style:style style:name="P68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ef303" officeooo:paragraph-rsid="00890c4f" fo:background-color="#ffffff" style:font-size-asian="13pt" style:font-weight-asian="normal" style:font-size-complex="13pt" style:font-weight-complex="normal" loext:padding="0cm" loext:border="none"/>
    </style:style>
    <style:style style:name="P69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ef303" officeooo:paragraph-rsid="0083de55" fo:background-color="#ffffff" style:font-size-asian="13pt" style:font-weight-asian="normal" style:font-size-complex="13pt" style:font-weight-complex="normal" loext:padding="0cm" loext:border="none"/>
    </style:style>
    <style:style style:name="P70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ef303" officeooo:paragraph-rsid="0082a82a" fo:background-color="#ffffff" style:font-size-asian="13pt" style:font-weight-asian="normal" style:font-size-complex="13pt" style:font-weight-complex="normal" loext:padding="0cm" loext:border="none"/>
    </style:style>
    <style:style style:name="P71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ef303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72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ef303" officeooo:paragraph-rsid="007f5e59" fo:background-color="#ffffff" style:font-size-asian="13pt" style:font-weight-asian="normal" style:font-size-complex="13pt" style:font-weight-complex="normal" loext:padding="0cm" loext:border="none"/>
    </style:style>
    <style:style style:name="P73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3b5f3f" officeooo:paragraph-rsid="009198fc" fo:background-color="#ffffff" style:font-size-asian="13pt" style:font-weight-asian="normal" style:font-size-complex="13pt" style:font-weight-complex="normal" loext:padding="0cm" loext:border="none"/>
    </style:style>
    <style:style style:name="P74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c9cce" officeooo:paragraph-rsid="007f5e59" fo:background-color="#ffffff" style:font-size-asian="13pt" style:font-weight-asian="normal" style:font-size-complex="13pt" style:font-weight-complex="normal" loext:padding="0cm" loext:border="none"/>
    </style:style>
    <style:style style:name="P75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b4be18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76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dc97df" officeooo:paragraph-rsid="00dc97df" fo:background-color="#ffffff" style:font-size-asian="13pt" style:font-weight-asian="normal" style:font-size-complex="13pt" style:font-weight-complex="normal" loext:padding="0cm" loext:border="none"/>
    </style:style>
    <style:style style:name="P77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f82989" officeooo:paragraph-rsid="00f82989" fo:background-color="#ffffff" style:font-size-asian="13pt" style:font-weight-asian="normal" style:font-size-complex="13pt" style:font-weight-complex="normal" loext:padding="0cm" loext:border="none"/>
    </style:style>
    <style:style style:name="P78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e074e8" officeooo:paragraph-rsid="00fb8de8" fo:background-color="#ffffff" style:font-size-asian="13pt" style:font-weight-asian="normal" style:font-size-complex="13pt" style:font-weight-complex="normal" loext:padding="0cm" loext:border="none"/>
    </style:style>
    <style:style style:name="P79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fc0096" officeooo:paragraph-rsid="00fc0096" fo:background-color="#ffffff" style:font-size-asian="13pt" style:font-weight-asian="normal" style:font-size-complex="13pt" style:font-weight-complex="normal" loext:padding="0cm" loext:border="none"/>
    </style:style>
    <style:style style:name="P80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92898d" officeooo:paragraph-rsid="0092898d" fo:background-color="#ffffff" style:font-size-asian="13pt" style:font-weight-asian="normal" style:font-size-complex="13pt" style:font-weight-complex="normal" loext:padding="0cm" loext:border="none"/>
    </style:style>
    <style:style style:name="P81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c487cd" officeooo:paragraph-rsid="00c487cd" fo:background-color="#ffffff" style:font-size-asian="11.3500003814697pt" style:font-weight-asian="normal" style:font-size-complex="13pt" style:font-weight-complex="normal" loext:padding="0cm" loext:border="none"/>
    </style:style>
    <style:style style:name="P82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c86ad3" officeooo:paragraph-rsid="00c86ad3" fo:background-color="#ffffff" style:font-size-asian="11.3500003814697pt" style:font-weight-asian="normal" style:font-size-complex="13pt" style:font-weight-complex="normal" loext:padding="0cm" loext:border="none"/>
    </style:style>
    <style:style style:name="P83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97f8c8" officeooo:paragraph-rsid="0097f8c8" fo:background-color="#ffffff" style:font-size-asian="13pt" style:font-weight-asian="bold" style:font-size-complex="13pt" style:font-weight-complex="bold" loext:padding="0cm" loext:border="none"/>
    </style:style>
    <style:style style:name="P84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b4be18" officeooo:paragraph-rsid="00d33274" fo:background-color="#ffffff" style:font-size-asian="13pt" style:font-weight-asian="bold" style:font-size-complex="13pt" style:font-weight-complex="bold" loext:padding="0cm" loext:border="none"/>
    </style:style>
    <style:style style:name="P85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b378ff" officeooo:paragraph-rsid="00c0d785" fo:background-color="#ffffff" style:font-size-asian="13pt" style:font-weight-asian="bold" style:font-size-complex="13pt" style:font-weight-complex="bold" loext:padding="0cm" loext:border="none"/>
    </style:style>
    <style:style style:name="P86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85530a" officeooo:paragraph-rsid="00c0d785" fo:background-color="#ffffff" style:font-size-asian="13pt" style:font-weight-asian="bold" style:font-size-complex="13pt" style:font-weight-complex="bold" loext:padding="0cm" loext:border="none"/>
    </style:style>
    <style:style style:name="P87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7944bd" officeooo:paragraph-rsid="00c0d785" fo:background-color="#ffffff" style:font-size-asian="13pt" style:font-weight-asian="bold" style:font-size-complex="13pt" style:font-weight-complex="bold" loext:padding="0cm" loext:border="none"/>
    </style:style>
    <style:style style:name="P88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78166c" officeooo:paragraph-rsid="0078166c" fo:background-color="#ffffff" style:font-size-asian="13pt" style:font-weight-asian="bold" style:font-size-complex="13pt" style:font-weight-complex="bold" loext:padding="0cm" loext:border="none"/>
    </style:style>
    <style:style style:name="P89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350c44" officeooo:paragraph-rsid="00e69baa" fo:background-color="transparent" style:font-size-asian="13pt" style:font-weight-asian="bold" style:font-size-complex="13pt" style:font-weight-complex="bold" loext:padding="0cm" loext:border="none"/>
    </style:style>
    <style:style style:name="P90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5pt" fo:letter-spacing="normal" fo:language="ru" fo:country="RU" fo:font-style="normal" style:text-underline-style="solid" style:text-underline-width="auto" style:text-underline-color="font-color" fo:font-weight="bold" officeooo:rsid="00d213f5" officeooo:paragraph-rsid="00d213f5" fo:background-color="transparent" style:font-size-asian="15pt" style:font-weight-asian="bold" style:font-size-complex="15pt" style:font-weight-complex="bold" loext:padding="0cm" loext:border="none"/>
    </style:style>
    <style:style style:name="P91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5pt" fo:letter-spacing="normal" fo:language="ru" fo:country="RU" fo:font-style="normal" style:text-underline-style="none" fo:font-weight="bold" officeooo:rsid="003f5e66" officeooo:paragraph-rsid="00ce817e" fo:background-color="transparent" style:font-size-asian="15pt" style:font-weight-asian="bold" style:font-size-complex="15pt" style:font-weight-complex="bold" loext:padding="0cm" loext:border="none"/>
    </style:style>
    <style:style style:name="P92" style:family="paragraph" style:parent-style-name="Text_20_body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5pt" fo:letter-spacing="normal" fo:language="ru" fo:country="RU" fo:font-style="normal" style:text-underline-style="none" fo:font-weight="bold" officeooo:rsid="00d213f5" officeooo:paragraph-rsid="00e69baa" fo:background-color="transparent" style:font-size-asian="15pt" style:font-weight-asian="bold" style:font-size-complex="15pt" style:font-weight-complex="bold" loext:padding="0cm" loext:border="none"/>
    </style:style>
    <style:style style:name="P93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Roboto" fo:font-size="13.5pt" fo:letter-spacing="normal" fo:language="ru" fo:country="RU" fo:font-style="normal" fo:font-weight="normal" officeooo:rsid="0092898d" officeooo:paragraph-rsid="0092898d" fo:background-color="#ffffff" style:font-size-asian="13pt" style:font-weight-asian="normal" style:font-size-complex="13pt" style:font-weight-complex="normal" loext:padding="0cm" loext:border="none"/>
    </style:style>
    <style:style style:name="P94" style:family="paragraph" style:parent-style-name="Text_20_body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Roboto" fo:font-size="13.5pt" fo:letter-spacing="normal" fo:language="ru" fo:country="RU" fo:font-style="normal" fo:font-weight="normal" officeooo:rsid="003b5f3f" officeooo:paragraph-rsid="003b5f3f" fo:background-color="#ffffff" style:font-size-asian="15pt" style:font-weight-asian="bold" style:font-size-complex="15pt" style:font-weight-complex="bold" loext:padding="0cm" loext:border="none"/>
    </style:style>
    <style:style style:name="P95" style:family="paragraph" style:parent-style-name="Standard">
      <style:paragraph-properties fo:margin-top="0.101cm" fo:margin-bottom="0.101cm" style:contextual-spacing="false" fo:text-align="start" style:justify-single-word="false"/>
      <style:text-properties style:text-line-through-style="none" style:text-line-through-type="none" style:font-name="Arial" fo:font-size="13pt" fo:language="ru" fo:country="RU" fo:font-weight="bold" officeooo:rsid="001a2454" officeooo:paragraph-rsid="00e69baa" style:font-size-asian="13pt" style:font-weight-asian="bold" style:font-size-complex="13pt" style:font-weight-complex="bold"/>
    </style:style>
    <style:style style:name="P96" style:family="paragraph" style:parent-style-name="Standard">
      <style:paragraph-properties fo:margin-top="0.101cm" fo:margin-bottom="0.101cm" style:contextual-spacing="false" fo:text-align="start" style:justify-single-word="false"/>
      <style:text-properties style:text-line-through-style="none" style:text-line-through-type="none" style:font-name="Arial" fo:font-size="13pt" fo:language="ru" fo:country="RU" fo:font-weight="bold" officeooo:rsid="00345503" officeooo:paragraph-rsid="00e69baa" style:font-size-asian="13pt" style:font-weight-asian="bold" style:font-size-complex="13pt" style:font-weight-complex="bold"/>
    </style:style>
    <style:style style:name="P97" style:family="paragraph" style:parent-style-name="Standard">
      <style:paragraph-properties fo:margin-top="0.101cm" fo:margin-bottom="0.101cm" style:contextual-spacing="false" fo:text-align="start" style:justify-single-word="false"/>
      <style:text-properties style:text-line-through-style="none" style:text-line-through-type="none" style:font-name="Arial" fo:font-size="13pt" fo:language="ru" fo:country="RU" fo:font-weight="bold" officeooo:rsid="001db7d6" officeooo:paragraph-rsid="00e80100" style:font-size-asian="13pt" style:font-weight-asian="bold" style:font-size-complex="13pt" style:font-weight-complex="bold"/>
    </style:style>
    <style:style style:name="P98" style:family="paragraph" style:parent-style-name="Standard">
      <style:paragraph-properties fo:margin-top="0.101cm" fo:margin-bottom="0.101cm" style:contextual-spacing="false" fo:text-align="start" style:justify-single-word="false"/>
      <style:text-properties style:text-line-through-style="none" style:text-line-through-type="none" style:font-name="Arial" fo:font-size="13pt" fo:language="ru" fo:country="RU" fo:font-weight="bold" officeooo:rsid="00350c44" officeooo:paragraph-rsid="00e9f5ff" style:font-size-asian="13pt" style:font-weight-asian="bold" style:font-size-complex="13pt" style:font-weight-complex="bold"/>
    </style:style>
    <style:style style:name="P99" style:family="paragraph" style:parent-style-name="Standard">
      <style:paragraph-properties fo:margin-top="0.101cm" fo:margin-bottom="0.101cm" style:contextual-spacing="false" fo:text-align="start" style:justify-single-word="false"/>
      <style:text-properties style:text-line-through-style="none" style:text-line-through-type="none" style:font-name="Arial2" fo:language="ru" fo:country="RU" fo:font-weight="normal" officeooo:rsid="00424ba2" officeooo:paragraph-rsid="00e80100" style:font-weight-asian="normal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Arial1" fo:font-size="15pt" officeooo:rsid="004711d0" officeooo:paragraph-rsid="00ce817e" style:font-size-asian="15pt" style:font-size-complex="15pt"/>
    </style:style>
    <style:style style:name="P101" style:family="paragraph" style:parent-style-name="Table_20_Contents">
      <style:paragraph-properties fo:text-align="center" style:justify-single-word="false"/>
      <style:text-properties style:font-name="Arial1" fo:font-size="15pt" officeooo:rsid="004711d0" officeooo:paragraph-rsid="00d05cc0" style:font-size-asian="15pt" style:font-size-complex="15pt"/>
    </style:style>
    <style:style style:name="P102" style:family="paragraph" style:parent-style-name="Table_20_Contents">
      <style:paragraph-properties fo:text-align="center" style:justify-single-word="false"/>
      <style:text-properties style:font-name="Arial1" fo:font-size="15pt" officeooo:rsid="004711d0" officeooo:paragraph-rsid="00d213f5" style:font-size-asian="15pt" style:font-size-complex="15pt"/>
    </style:style>
    <style:style style:name="P103" style:family="paragraph" style:parent-style-name="Text_20_body">
      <style:paragraph-properties fo:margin-top="0.101cm" fo:margin-bottom="0.101cm" style:contextual-spacing="false" fo:text-align="center" style:justify-single-word="false"/>
      <style:text-properties style:font-name="Arial" fo:font-weight="bold" officeooo:rsid="007ef303" officeooo:paragraph-rsid="00c0d785" style:font-weight-asian="bold" style:font-weight-complex="bold"/>
    </style:style>
    <style:style style:name="P104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size="13pt" fo:font-weight="bold" officeooo:paragraph-rsid="00e69baa" style:font-size-asian="13pt" style:font-size-complex="13pt"/>
    </style:style>
    <style:style style:name="P105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Arial" fo:font-size="13pt" fo:font-weight="normal" officeooo:rsid="00280b56" officeooo:paragraph-rsid="00ebec7e" style:font-size-asian="13pt" style:font-size-complex="13pt"/>
    </style:style>
    <style:style style:name="P106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Arial" fo:font-size="13pt" fo:font-weight="normal" officeooo:rsid="00280b56" officeooo:paragraph-rsid="00e9f5ff" style:font-size-asian="13pt" style:font-size-complex="13p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5pt" officeooo:rsid="003f5e66" officeooo:paragraph-rsid="00ce817e" fo:background-color="transparent" style:font-size-asian="15pt" style:font-size-complex="15pt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5pt" officeooo:rsid="003f5e66" officeooo:paragraph-rsid="00d05cc0" fo:background-color="transparent" style:font-size-asian="15pt" style:font-size-complex="15p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5pt" officeooo:rsid="003f5e66" officeooo:paragraph-rsid="00d213f5" fo:background-color="transparent" style:font-size-asian="15pt" style:font-size-complex="15p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5pt" officeooo:rsid="00ce817e" officeooo:paragraph-rsid="00ce817e" fo:background-color="transparent" style:font-size-asian="15pt" style:font-size-complex="15p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5pt" officeooo:rsid="00ce817e" officeooo:paragraph-rsid="00d05cc0" fo:background-color="transparent" style:font-size-asian="15pt" style:font-size-complex="15p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5pt" officeooo:rsid="00ce817e" officeooo:paragraph-rsid="00d213f5" fo:background-color="transparent" style:font-size-asian="15pt" style:font-size-complex="15p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5pt" officeooo:rsid="003f5e66" officeooo:paragraph-rsid="00ce817e" style:font-size-asian="15pt" style:font-size-complex="15p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5pt" officeooo:rsid="003f5e66" officeooo:paragraph-rsid="00d05cc0" style:font-size-asian="15pt" style:font-size-complex="15p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5pt" officeooo:rsid="003f5e66" officeooo:paragraph-rsid="00d213f5" style:font-size-asian="15pt" style:font-size-complex="15p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5pt" officeooo:rsid="00ce817e" officeooo:paragraph-rsid="00ce817e" style:font-size-asian="15pt" style:font-size-complex="15p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5pt" officeooo:rsid="00ce817e" officeooo:paragraph-rsid="00d05cc0" style:font-size-asian="15pt" style:font-size-complex="15p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5pt" officeooo:rsid="00d015fb" officeooo:paragraph-rsid="00d015fb" style:font-size-asian="15pt" style:font-size-complex="15p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5pt" officeooo:rsid="00d05cc0" officeooo:paragraph-rsid="00d05cc0" style:font-size-asian="15pt" style:font-size-complex="15p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5pt" officeooo:rsid="00d213f5" officeooo:paragraph-rsid="00d213f5" style:font-size-asian="15pt" style:font-size-complex="15p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5pt" officeooo:rsid="00d33274" officeooo:paragraph-rsid="00d33274" style:font-size-asian="15pt" style:font-size-complex="15pt"/>
    </style:style>
    <style:style style:name="P122" style:family="paragraph" style:parent-style-name="Standard" style:master-page-name="First_20_Page">
      <style:paragraph-properties fo:margin-top="0.101cm" fo:margin-bottom="0.101cm" style:contextual-spacing="false" fo:text-align="center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2pt" fo:letter-spacing="normal" fo:language="ru" fo:country="RU" fo:font-style="normal" fo:font-weight="normal" officeooo:rsid="006fc2dc" officeooo:paragraph-rsid="0039c88e" fo:background-color="#ffffff" style:font-size-asian="12pt" style:font-weight-asian="normal" style:font-size-complex="12pt" style:font-weight-complex="normal" loext:padding="0cm" loext:border="none"/>
    </style:style>
    <style:style style:name="P123" style:family="paragraph" style:parent-style-name="Standard" style:list-style-name="L1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83de55" officeooo:paragraph-rsid="009a3a83" fo:background-color="#ffffff" style:font-size-asian="13pt" style:font-weight-asian="normal" style:font-size-complex="13pt" style:font-weight-complex="normal" loext:padding="0cm" loext:border="none"/>
    </style:style>
    <style:style style:name="P124" style:family="paragraph" style:parent-style-name="Standard" style:list-style-name="L1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9a3a83" officeooo:paragraph-rsid="009a3a83" fo:background-color="#ffffff" style:font-size-asian="13pt" style:font-weight-asian="normal" style:font-size-complex="13pt" style:font-weight-complex="normal" loext:padding="0cm" loext:border="none"/>
    </style:style>
    <style:style style:name="P125" style:family="paragraph" style:parent-style-name="Standard" style:list-style-name="L1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6d711" officeooo:paragraph-rsid="00c6d711" fo:background-color="#ffffff" style:font-size-asian="13pt" style:font-weight-asian="normal" style:font-size-complex="13pt" style:font-weight-complex="normal" loext:padding="0cm" loext:border="none"/>
    </style:style>
    <style:style style:name="P126" style:family="paragraph" style:parent-style-name="Standard" style:list-style-name="L1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6d711" officeooo:paragraph-rsid="00c6ea36" fo:background-color="#ffffff" style:font-size-asian="13pt" style:font-weight-asian="normal" style:font-size-complex="13pt" style:font-weight-complex="normal" loext:padding="0cm" loext:border="none"/>
    </style:style>
    <style:style style:name="P127" style:family="paragraph" style:parent-style-name="Standard" style:list-style-name="L1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6ea36" officeooo:paragraph-rsid="00c6ea36" fo:background-color="#ffffff" style:font-size-asian="13pt" style:font-weight-asian="normal" style:font-size-complex="13pt" style:font-weight-complex="normal" loext:padding="0cm" loext:border="none"/>
    </style:style>
    <style:style style:name="P128" style:family="paragraph" style:parent-style-name="Standard" style:list-style-name="L1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d8c7f" officeooo:paragraph-rsid="009198fc" fo:background-color="#ffffff" style:font-size-asian="13pt" style:font-weight-asian="normal" style:font-size-complex="13pt" style:font-weight-complex="normal" loext:padding="0cm" loext:border="none"/>
    </style:style>
    <style:style style:name="P129" style:family="paragraph" style:parent-style-name="Standard" style:list-style-name="L1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9198fc" officeooo:paragraph-rsid="0092898d" fo:background-color="#ffffff" style:font-size-asian="13pt" style:font-weight-asian="normal" style:font-size-complex="13pt" style:font-weight-complex="normal" loext:padding="0cm" loext:border="none"/>
    </style:style>
    <style:style style:name="P130" style:family="paragraph" style:parent-style-name="Standard" style:list-style-name="L1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9198fc" officeooo:paragraph-rsid="009198fc" fo:background-color="#ffffff" style:font-size-asian="13pt" style:font-weight-asian="normal" style:font-size-complex="13pt" style:font-weight-complex="normal" loext:padding="0cm" loext:border="none"/>
    </style:style>
    <style:style style:name="P131" style:family="paragraph" style:parent-style-name="Standard" style:list-style-name="L1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bb3b2d" officeooo:paragraph-rsid="00bb3b2d" fo:background-color="#ffffff" style:font-size-asian="13pt" style:font-weight-asian="normal" style:font-size-complex="13pt" style:font-weight-complex="normal" loext:padding="0cm" loext:border="none"/>
    </style:style>
    <style:style style:name="P132" style:family="paragraph" style:parent-style-name="Standard" style:list-style-name="L1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a1de5d" officeooo:paragraph-rsid="00a1de5d" fo:background-color="#ffffff" style:font-size-asian="13pt" style:font-weight-asian="normal" style:font-size-complex="13pt" style:font-weight-complex="normal" loext:padding="0cm" loext:border="none"/>
    </style:style>
    <style:style style:name="P133" style:family="paragraph" style:parent-style-name="Standard" style:list-style-name="L1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a75efa" officeooo:paragraph-rsid="00a75efa" fo:background-color="#ffffff" style:font-size-asian="13pt" style:font-weight-asian="normal" style:font-size-complex="13pt" style:font-weight-complex="normal" loext:padding="0cm" loext:border="none"/>
    </style:style>
    <style:style style:name="P134" style:family="paragraph" style:parent-style-name="Standard" style:list-style-name="L1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a46ae5" officeooo:paragraph-rsid="00a46ae5" fo:background-color="#ffffff" style:font-size-asian="13pt" style:font-weight-asian="normal" style:font-size-complex="13pt" style:font-weight-complex="normal" loext:padding="0cm" loext:border="none"/>
    </style:style>
    <style:style style:name="P135" style:family="paragraph" style:parent-style-name="Standard" style:list-style-name="L1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a4decb" officeooo:paragraph-rsid="00a4decb" fo:background-color="#ffffff" style:font-size-asian="13pt" style:font-weight-asian="normal" style:font-size-complex="13pt" style:font-weight-complex="normal" loext:padding="0cm" loext:border="none"/>
    </style:style>
    <style:style style:name="P136" style:family="paragraph" style:parent-style-name="Standard" style:list-style-name="L1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a4f7cd" officeooo:paragraph-rsid="00a4f7cd" fo:background-color="#ffffff" style:font-size-asian="13pt" style:font-weight-asian="normal" style:font-size-complex="13pt" style:font-weight-complex="normal" loext:padding="0cm" loext:border="none"/>
    </style:style>
    <style:style style:name="P137" style:family="paragraph" style:parent-style-name="Standard" style:list-style-name="L1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ac5475" officeooo:paragraph-rsid="00ac5475" fo:background-color="#ffffff" style:font-size-asian="13pt" style:font-weight-asian="normal" style:font-size-complex="13pt" style:font-weight-complex="normal" loext:padding="0cm" loext:border="none"/>
    </style:style>
    <style:style style:name="P138" style:family="paragraph" style:parent-style-name="Standard" style:list-style-name="L14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13a88" officeooo:paragraph-rsid="00c13a88" fo:background-color="#ffffff" style:font-size-asian="11.3500003814697pt" style:font-weight-asian="normal" style:font-size-complex="13pt" style:font-weight-complex="normal" loext:padding="0cm" loext:border="none"/>
    </style:style>
    <style:style style:name="P139" style:family="paragraph" style:parent-style-name="Standard" style:list-style-name="L15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13a88" officeooo:paragraph-rsid="00c248ee" fo:background-color="#ffffff" style:font-size-asian="11.3500003814697pt" style:font-weight-asian="normal" style:font-size-complex="13pt" style:font-weight-complex="normal" loext:padding="0cm" loext:border="none"/>
    </style:style>
    <style:style style:name="P140" style:family="paragraph" style:parent-style-name="Standard" style:list-style-name="L14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248ee" officeooo:paragraph-rsid="00c248ee" fo:background-color="#ffffff" style:font-size-asian="11.3500003814697pt" style:font-weight-asian="normal" style:font-size-complex="13pt" style:font-weight-complex="normal" loext:padding="0cm" loext:border="none"/>
    </style:style>
    <style:style style:name="P141" style:family="paragraph" style:parent-style-name="Standard" style:list-style-name="L15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c248ee" officeooo:paragraph-rsid="00c248ee" fo:background-color="#ffffff" style:font-size-asian="11.3500003814697pt" style:font-weight-asian="normal" style:font-size-complex="13pt" style:font-weight-complex="normal" loext:padding="0cm" loext:border="none"/>
    </style:style>
    <style:style style:name="P142" style:family="paragraph" style:parent-style-name="Standard" style:list-style-name="L16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bcf242" officeooo:paragraph-rsid="00bcf242" fo:background-color="#ffffff" style:font-size-asian="11.3500003814697pt" style:font-weight-asian="normal" style:font-size-complex="13pt" style:font-weight-complex="normal" loext:padding="0cm" loext:border="none"/>
    </style:style>
    <style:style style:name="P143" style:family="paragraph" style:parent-style-name="Standard" style:list-style-name="L16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bdbd97" officeooo:paragraph-rsid="00bdbd97" fo:background-color="#ffffff" style:font-size-asian="11.3500003814697pt" style:font-weight-asian="normal" style:font-size-complex="13pt" style:font-weight-complex="normal" loext:padding="0cm" loext:border="none"/>
    </style:style>
    <style:style style:name="P144" style:family="paragraph" style:parent-style-name="Standard" style:list-style-name="L16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be471a" officeooo:paragraph-rsid="00be471a" fo:background-color="#ffffff" style:font-size-asian="11.3500003814697pt" style:font-weight-asian="normal" style:font-size-complex="13pt" style:font-weight-complex="normal" loext:padding="0cm" loext:border="none"/>
    </style:style>
    <style:style style:name="P145" style:family="paragraph" style:parent-style-name="Standard">
      <style:paragraph-properties fo:margin-top="0.101cm" fo:margin-bottom="0.101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a1de5d" officeooo:paragraph-rsid="003b5f3f" fo:background-color="#ffffff" style:font-size-asian="15pt" style:font-weight-asian="bold" style:font-size-complex="15pt" style:font-weight-complex="bold" loext:padding="0cm" loext:border="none"/>
    </style:style>
    <style:style style:name="P146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5pt" fo:letter-spacing="normal" fo:language="ru" fo:country="RU" fo:font-style="normal" fo:font-weight="bold" officeooo:rsid="003b5f3f" officeooo:paragraph-rsid="00c11219" fo:background-color="#ffffff" style:font-size-asian="15pt" style:font-weight-asian="bold" style:font-size-complex="15pt" style:font-weight-complex="bold" loext:padding="0cm" loext:border="none"/>
    </style:style>
    <style:style style:name="P147" style:family="paragraph" style:parent-style-name="Standard" style:list-style-name="L4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e72b7a" officeooo:paragraph-rsid="00e72b7a" fo:background-color="transparent" style:font-size-asian="13pt" style:font-weight-asian="normal" style:font-size-complex="13pt" style:font-weight-complex="normal" loext:padding="0cm" loext:border="none"/>
    </style:style>
    <style:style style:name="P148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7f5e59" fo:background-color="#ffffff" style:font-size-asian="13pt" style:font-weight-asian="normal" style:font-size-complex="13pt" style:font-weight-complex="normal" loext:padding="0cm" loext:border="none"/>
    </style:style>
    <style:style style:name="P149" style:family="paragraph" style:parent-style-name="Standard" style:list-style-name="L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50" style:family="paragraph" style:parent-style-name="Standard" style:list-style-name="L8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51" style:family="paragraph" style:parent-style-name="Standard" style:list-style-name="L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2a82a" fo:background-color="#ffffff" style:font-size-asian="13pt" style:font-weight-asian="normal" style:font-size-complex="13pt" style:font-weight-complex="normal" loext:padding="0cm" loext:border="none"/>
    </style:style>
    <style:style style:name="P152" style:family="paragraph" style:parent-style-name="Standard" style:list-style-name="L10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3de55" fo:background-color="#ffffff" style:font-size-asian="13pt" style:font-weight-asian="normal" style:font-size-complex="13pt" style:font-weight-complex="normal" loext:padding="0cm" loext:border="none"/>
    </style:style>
    <style:style style:name="P153" style:family="paragraph" style:parent-style-name="Standard" style:list-style-name="L11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90c4f" fo:background-color="#ffffff" style:font-size-asian="13pt" style:font-weight-asian="normal" style:font-size-complex="13pt" style:font-weight-complex="normal" loext:padding="0cm" loext:border="none"/>
    </style:style>
    <style:style style:name="P154" style:family="paragraph" style:parent-style-name="Standard" style:list-style-name="L12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b378ff" fo:background-color="#ffffff" style:font-size-asian="13pt" style:font-weight-asian="normal" style:font-size-complex="13pt" style:font-weight-complex="normal" loext:padding="0cm" loext:border="none"/>
    </style:style>
    <style:style style:name="P155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10f8b" officeooo:paragraph-rsid="00810f8b" fo:background-color="#ffffff" style:font-size-asian="13pt" style:font-weight-asian="normal" style:font-size-complex="13pt" style:font-weight-complex="normal" loext:padding="0cm" loext:border="none"/>
    </style:style>
    <style:style style:name="P156" style:family="paragraph" style:parent-style-name="Standard" style:list-style-name="L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10f8b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57" style:family="paragraph" style:parent-style-name="Standard" style:list-style-name="L8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10f8b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58" style:family="paragraph" style:parent-style-name="Standard" style:list-style-name="L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10f8b" officeooo:paragraph-rsid="0082a82a" fo:background-color="#ffffff" style:font-size-asian="13pt" style:font-weight-asian="normal" style:font-size-complex="13pt" style:font-weight-complex="normal" loext:padding="0cm" loext:border="none"/>
    </style:style>
    <style:style style:name="P159" style:family="paragraph" style:parent-style-name="Standard" style:list-style-name="L10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10f8b" officeooo:paragraph-rsid="0085530a" fo:background-color="#ffffff" style:font-size-asian="13pt" style:font-weight-asian="normal" style:font-size-complex="13pt" style:font-weight-complex="normal" loext:padding="0cm" loext:border="none"/>
    </style:style>
    <style:style style:name="P160" style:family="paragraph" style:parent-style-name="Standard" style:list-style-name="L11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10f8b" officeooo:paragraph-rsid="008ab6f9" fo:background-color="#ffffff" style:font-size-asian="13pt" style:font-weight-asian="normal" style:font-size-complex="13pt" style:font-weight-complex="normal" loext:padding="0cm" loext:border="none"/>
    </style:style>
    <style:style style:name="P161" style:family="paragraph" style:parent-style-name="Standard" style:list-style-name="L12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10f8b" officeooo:paragraph-rsid="00b4be18" fo:background-color="#ffffff" style:font-size-asian="13pt" style:font-weight-asian="normal" style:font-size-complex="13pt" style:font-weight-complex="normal" loext:padding="0cm" loext:border="none"/>
    </style:style>
    <style:style style:name="P162" style:family="paragraph" style:parent-style-name="Standard" style:list-style-name="L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b378ff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63" style:family="paragraph" style:parent-style-name="Standard" style:list-style-name="L8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b378ff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64" style:family="paragraph" style:parent-style-name="Standard" style:list-style-name="L12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b378ff" officeooo:paragraph-rsid="00b378ff" fo:background-color="#ffffff" style:font-size-asian="13pt" style:font-weight-asian="normal" style:font-size-complex="13pt" style:font-weight-complex="normal" loext:padding="0cm" loext:border="none"/>
    </style:style>
    <style:style style:name="P165" style:family="paragraph" style:parent-style-name="Standard" style:list-style-name="L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b4be18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66" style:family="paragraph" style:parent-style-name="Standard" style:list-style-name="L8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b4be18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67" style:family="paragraph" style:parent-style-name="Standard" style:list-style-name="L12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b4be18" officeooo:paragraph-rsid="00b4be18" fo:background-color="#ffffff" style:font-size-asian="13pt" style:font-weight-asian="normal" style:font-size-complex="13pt" style:font-weight-complex="normal" loext:padding="0cm" loext:border="none"/>
    </style:style>
    <style:style style:name="P168" style:family="paragraph" style:parent-style-name="Standard" style:list-style-name="L8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2a82a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69" style:family="paragraph" style:parent-style-name="Standard" style:list-style-name="L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2a82a" officeooo:paragraph-rsid="0082a82a" fo:background-color="#ffffff" style:font-size-asian="13pt" style:font-weight-asian="normal" style:font-size-complex="13pt" style:font-weight-complex="normal" loext:padding="0cm" loext:border="none"/>
    </style:style>
    <style:style style:name="P170" style:family="paragraph" style:parent-style-name="Standard" style:list-style-name="L11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2a82a" officeooo:paragraph-rsid="008ab6f9" fo:background-color="#ffffff" style:font-size-asian="13pt" style:font-weight-asian="normal" style:font-size-complex="13pt" style:font-weight-complex="normal" loext:padding="0cm" loext:border="none"/>
    </style:style>
    <style:style style:name="P171" style:family="paragraph" style:parent-style-name="Standard" style:list-style-name="L12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2a82a" officeooo:paragraph-rsid="00b4be18" fo:background-color="#ffffff" style:font-size-asian="13pt" style:font-weight-asian="normal" style:font-size-complex="13pt" style:font-weight-complex="normal" loext:padding="0cm" loext:border="none"/>
    </style:style>
    <style:style style:name="P172" style:family="paragraph" style:parent-style-name="Standard" style:list-style-name="L10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3de55" officeooo:paragraph-rsid="0083de55" fo:background-color="#ffffff" style:font-size-asian="13pt" style:font-weight-asian="normal" style:font-size-complex="13pt" style:font-weight-complex="normal" loext:padding="0cm" loext:border="none"/>
    </style:style>
    <style:style style:name="P173" style:family="paragraph" style:parent-style-name="Standard" style:list-style-name="L10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5530a" officeooo:paragraph-rsid="0085530a" fo:background-color="#ffffff" style:font-size-asian="13pt" style:font-weight-asian="normal" style:font-size-complex="13pt" style:font-weight-complex="normal" loext:padding="0cm" loext:border="none"/>
    </style:style>
    <style:style style:name="P174" style:family="paragraph" style:parent-style-name="Standard" style:list-style-name="L1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9198fc" officeooo:paragraph-rsid="009198fc" fo:background-color="#ffffff" style:font-size-asian="13pt" style:font-weight-asian="normal" style:font-size-complex="13pt" style:font-weight-complex="normal" loext:padding="0cm" loext:border="none"/>
    </style:style>
    <style:style style:name="P175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8daa02" officeooo:paragraph-rsid="008daa02" fo:background-color="#ffffff" style:font-size-asian="13pt" style:font-weight-asian="normal" style:font-size-complex="13pt" style:font-weight-complex="normal" loext:padding="0cm" loext:border="none"/>
    </style:style>
    <style:style style:name="P176" style:family="paragraph" style:parent-style-name="Standard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fc0096" officeooo:paragraph-rsid="0105277d" fo:background-color="#ffffff" style:font-size-asian="13pt" style:font-weight-asian="normal" style:font-size-complex="13pt" style:font-weight-complex="normal" loext:padding="0cm" loext:border="none"/>
    </style:style>
    <style:style style:name="P177" style:family="paragraph" style:parent-style-name="Standard" style:list-style-name="L18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c4c9cd" officeooo:paragraph-rsid="00c4c9cd" fo:background-color="#ffffff" style:font-size-asian="11.3500003814697pt" style:font-weight-asian="normal" style:font-size-complex="13pt" style:font-weight-complex="normal" loext:padding="0cm" loext:border="none"/>
    </style:style>
    <style:style style:name="P178" style:family="paragraph" style:parent-style-name="Standard" style:list-style-name="L4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350c44" officeooo:paragraph-rsid="00e69baa" fo:background-color="transparent" style:font-size-asian="13pt" style:font-weight-asian="bold" style:font-size-complex="13pt" style:font-weight-complex="bold" loext:padding="0cm" loext:border="none"/>
    </style:style>
    <style:style style:name="P179" style:family="paragraph" style:parent-style-name="Standard" style:list-style-name="L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82a82a" officeooo:paragraph-rsid="00d33274" fo:background-color="#ffffff" style:font-size-asian="13pt" style:font-weight-asian="bold" style:font-size-complex="13pt" style:font-weight-complex="bold" loext:padding="0cm" loext:border="none"/>
    </style:style>
    <style:style style:name="P180" style:family="paragraph" style:parent-style-name="Standard" style:list-style-name="L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82a82a" officeooo:paragraph-rsid="00b378ff" fo:background-color="#ffffff" style:font-size-asian="13pt" style:font-weight-asian="bold" style:font-size-complex="13pt" style:font-weight-complex="bold" loext:padding="0cm" loext:border="none"/>
    </style:style>
    <style:style style:name="P181" style:family="paragraph" style:parent-style-name="Standard" style:list-style-name="L10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bold" officeooo:rsid="0082a82a" officeooo:paragraph-rsid="0085530a" fo:background-color="#ffffff" style:font-size-asian="13pt" style:font-weight-asian="bold" style:font-size-complex="13pt" style:font-weight-complex="bold" loext:padding="0cm" loext:border="none"/>
    </style:style>
    <style:style style:name="P182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style:text-line-through-style="none" style:text-line-through-type="none" style:font-name="Arial" fo:font-size="13pt" fo:language="ru" fo:country="RU" fo:font-weight="normal" officeooo:rsid="00e9f5ff" officeooo:paragraph-rsid="00e9f5ff" style:font-size-asian="13pt" style:font-weight-asian="normal" style:font-size-complex="13pt" style:font-weight-complex="normal"/>
    </style:style>
    <style:style style:name="P183" style:family="paragraph" style:parent-style-name="Standard" style:list-style-name="L2">
      <style:paragraph-properties fo:margin-top="0.101cm" fo:margin-bottom="0.101cm" style:contextual-spacing="false" fo:text-align="start" style:justify-single-word="false"/>
      <style:text-properties style:text-line-through-style="none" style:text-line-through-type="none" style:font-name="Arial" fo:font-size="13pt" fo:language="ru" fo:country="RU" fo:font-weight="normal" officeooo:rsid="00ef14b8" officeooo:paragraph-rsid="00ef14b8" style:font-size-asian="13pt" style:font-weight-asian="normal" style:font-size-complex="13pt" style:font-weight-complex="normal"/>
    </style:style>
    <style:style style:name="P184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style:font-name="Arial" fo:font-weight="normal" officeooo:rsid="007d8c7f" officeooo:paragraph-rsid="007f5e59" style:font-weight-asian="normal" style:font-weight-complex="normal"/>
    </style:style>
    <style:style style:name="P185" style:family="paragraph" style:parent-style-name="Standard" style:list-style-name="L6">
      <style:paragraph-properties fo:margin-top="0.101cm" fo:margin-bottom="0.101cm" style:contextual-spacing="false" fo:text-align="start" style:justify-single-word="false"/>
      <style:text-properties style:font-name="Arial" fo:font-weight="bold" officeooo:rsid="007f5e59" officeooo:paragraph-rsid="007f5e59" style:font-weight-asian="bold" style:font-weight-complex="bold"/>
    </style:style>
    <style:style style:name="P186" style:family="paragraph" style:parent-style-name="Text_20_body" style:list-style-name="L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ebec7e" officeooo:paragraph-rsid="00ef14b8" fo:background-color="#ffffff" style:font-size-asian="13pt" style:font-weight-asian="normal" style:font-size-complex="13pt" style:font-weight-complex="normal" loext:padding="0cm" loext:border="none"/>
    </style:style>
    <style:style style:name="P187" style:family="paragraph" style:parent-style-name="Text_20_body" style:list-style-name="L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ebec7e" officeooo:paragraph-rsid="00ebec7e" fo:background-color="#ffffff" style:font-size-asian="13pt" style:font-weight-asian="normal" style:font-size-complex="13pt" style:font-weight-complex="normal" loext:padding="0cm" loext:border="none"/>
    </style:style>
    <style:style style:name="P188" style:family="paragraph" style:parent-style-name="Text_20_body" style:list-style-name="L5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7f5e59" fo:background-color="#ffffff" style:font-size-asian="13pt" style:font-weight-asian="normal" style:font-size-complex="13pt" style:font-weight-complex="normal" loext:padding="0cm" loext:border="none"/>
    </style:style>
    <style:style style:name="P189" style:family="paragraph" style:parent-style-name="Text_20_body" style:list-style-name="L5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7d8c7f" fo:background-color="#ffffff" style:font-size-asian="13pt" style:font-weight-asian="normal" style:font-size-complex="13pt" style:font-weight-complex="normal" loext:padding="0cm" loext:border="none"/>
    </style:style>
    <style:style style:name="P190" style:family="paragraph" style:parent-style-name="Text_20_body" style:list-style-name="L6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7f5e59" fo:background-color="#ffffff" style:font-size-asian="13pt" style:font-weight-asian="normal" style:font-size-complex="13pt" style:font-weight-complex="normal" loext:padding="0cm" loext:border="none"/>
    </style:style>
    <style:style style:name="P191" style:family="paragraph" style:parent-style-name="Text_20_body" style:list-style-name="L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92" style:family="paragraph" style:parent-style-name="Text_20_body" style:list-style-name="L8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d33274" fo:background-color="#ffffff" style:font-size-asian="13pt" style:font-weight-asian="normal" style:font-size-complex="13pt" style:font-weight-complex="normal" loext:padding="0cm" loext:border="none"/>
    </style:style>
    <style:style style:name="P193" style:family="paragraph" style:parent-style-name="Text_20_body" style:list-style-name="L9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2a82a" fo:background-color="#ffffff" style:font-size-asian="13pt" style:font-weight-asian="normal" style:font-size-complex="13pt" style:font-weight-complex="normal" loext:padding="0cm" loext:border="none"/>
    </style:style>
    <style:style style:name="P194" style:family="paragraph" style:parent-style-name="Text_20_body" style:list-style-name="L10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3de55" fo:background-color="#ffffff" style:font-size-asian="13pt" style:font-weight-asian="normal" style:font-size-complex="13pt" style:font-weight-complex="normal" loext:padding="0cm" loext:border="none"/>
    </style:style>
    <style:style style:name="P195" style:family="paragraph" style:parent-style-name="Text_20_body" style:list-style-name="L11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890c4f" fo:background-color="#ffffff" style:font-size-asian="13pt" style:font-weight-asian="normal" style:font-size-complex="13pt" style:font-weight-complex="normal" loext:padding="0cm" loext:border="none"/>
    </style:style>
    <style:style style:name="P196" style:family="paragraph" style:parent-style-name="Text_20_body" style:list-style-name="L12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d8c7f" officeooo:paragraph-rsid="00b378ff" fo:background-color="#ffffff" style:font-size-asian="13pt" style:font-weight-asian="normal" style:font-size-complex="13pt" style:font-weight-complex="normal" loext:padding="0cm" loext:border="none"/>
    </style:style>
    <style:style style:name="P197" style:family="paragraph" style:parent-style-name="Text_20_body" style:list-style-name="L17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3pt" fo:letter-spacing="normal" fo:language="ru" fo:country="RU" fo:font-style="normal" fo:font-weight="normal" officeooo:rsid="007ef303" officeooo:paragraph-rsid="009198fc" fo:background-color="#ffffff" style:font-size-asian="13pt" style:font-weight-asian="normal" style:font-size-complex="13pt" style:font-weight-complex="normal" loext:padding="0cm" loext:border="none"/>
    </style:style>
    <style:style style:name="P198" style:family="paragraph" style:parent-style-name="Text_20_body" style:list-style-name="L13">
      <style:paragraph-properties fo:margin-top="0.101cm" fo:margin-bottom="0.101cm" style:contextual-spacing="false" fo:text-align="start" style:justify-single-word="false"/>
      <style:text-properties fo:font-variant="normal" fo:text-transform="none" fo:color="#000000" loext:opacity="100%" style:text-line-through-style="none" style:text-line-through-type="none" style:font-name="Arial1" fo:font-size="13pt" fo:letter-spacing="normal" fo:language="ru" fo:country="RU" fo:font-style="normal" fo:font-weight="normal" officeooo:rsid="007d8c7f" officeooo:paragraph-rsid="00d51c51" fo:background-color="#ffffff" style:font-size-asian="13pt" style:font-weight-asian="normal" style:font-size-complex="13pt" style:font-weight-complex="normal" loext:padding="0cm" loext:border="none"/>
    </style:style>
    <style:style style:name="P19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0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fo:font-weight="normal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fo:font-weight="normal" officeooo:rsid="00810f8b" fo:background-color="#ffffff" loext:char-shading-value="0" style:font-size-asian="13pt" style:font-weight-asian="normal" style:font-size-complex="13pt" style:font-weight-complex="normal" loext:padding="0cm" loext:border="none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officeooo:rsid="00c0d785" fo:background-color="#ffffff" loext:char-shading-value="0" style:font-size-asian="13pt" style:font-size-complex="13pt" loext:padding="0cm" loext:border="none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officeooo:rsid="00d33274" fo:background-color="#ffffff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officeooo:rsid="0078166c" fo:background-color="#ffffff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officeooo:rsid="007944bd" fo:background-color="#ffffff" loext:char-shading-value="0" style:font-size-asian="13pt" style:font-size-complex="13pt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officeooo:rsid="007f5e59" fo:background-color="#ffffff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3pt" fo:letter-spacing="normal" fo:language="ru" fo:country="RU" fo:font-style="normal" officeooo:rsid="007f3d66" fo:background-color="#ffffff" loext:char-shading-value="0" style:font-size-asian="13pt" style:font-size-complex="13pt" loext:padding="0cm" loext:border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f5e59" style:font-weight-asian="normal" style:font-weight-complex="normal"/>
    </style:style>
    <style:style style:name="T11" style:family="text">
      <style:text-properties fo:font-weight="normal" officeooo:rsid="00810f8b" style:font-weight-asian="normal" style:font-weight-complex="normal"/>
    </style:style>
    <style:style style:name="T12" style:family="text">
      <style:text-properties fo:font-weight="normal" officeooo:rsid="0085530a" style:font-weight-asian="normal" style:font-weight-complex="normal"/>
    </style:style>
    <style:style style:name="T13" style:family="text">
      <style:text-properties fo:font-weight="normal" officeooo:rsid="00b378ff" style:font-weight-asian="normal" style:font-weight-complex="normal"/>
    </style:style>
    <style:style style:name="T14" style:family="text">
      <style:text-properties fo:font-weight="normal" officeooo:rsid="00b4be18" style:font-weight-asian="normal" style:font-weight-complex="normal"/>
    </style:style>
    <style:style style:name="T15" style:family="text">
      <style:text-properties fo:font-weight="normal" officeooo:rsid="006f290c" style:font-weight-asian="normal" style:font-weight-complex="normal"/>
    </style:style>
    <style:style style:name="T16" style:family="text">
      <style:text-properties fo:font-weight="normal" officeooo:rsid="0048c942" style:font-weight-asian="normal" style:font-weight-complex="normal"/>
    </style:style>
    <style:style style:name="T17" style:family="text">
      <style:text-properties fo:font-weight="normal" officeooo:rsid="00e72b7a" style:font-weight-asian="normal" style:font-weight-complex="normal"/>
    </style:style>
    <style:style style:name="T18" style:family="text">
      <style:text-properties fo:font-weight="normal" officeooo:rsid="00e80100" style:font-weight-asian="normal" style:font-weight-complex="normal"/>
    </style:style>
    <style:style style:name="T19" style:family="text">
      <style:text-properties fo:font-weight="normal" officeooo:rsid="00e9f5ff" style:font-weight-asian="normal" style:font-weight-complex="normal"/>
    </style:style>
    <style:style style:name="T20" style:family="text">
      <style:text-properties officeooo:rsid="0078166c"/>
    </style:style>
    <style:style style:name="T21" style:family="text">
      <style:text-properties officeooo:rsid="007944bd"/>
    </style:style>
    <style:style style:name="T22" style:family="text">
      <style:text-properties officeooo:rsid="007c9cce"/>
    </style:style>
    <style:style style:name="T23" style:family="text">
      <style:text-properties fo:color="#c9211e" loext:opacity="100%" fo:font-size="13pt" fo:font-weight="normal" style:font-size-asian="13pt" style:font-weight-asian="normal" style:font-size-complex="13pt" style:font-weight-complex="normal"/>
    </style:style>
    <style:style style:name="T24" style:family="text">
      <style:text-properties officeooo:rsid="0085530a"/>
    </style:style>
    <style:style style:name="T25" style:family="text">
      <style:text-properties officeooo:rsid="008c59a6"/>
    </style:style>
    <style:style style:name="T26" style:family="text">
      <style:text-properties style:text-line-through-style="none" style:text-line-through-type="none" fo:language="ru" fo:country="RU" fo:font-weight="normal" officeooo:rsid="00280b56" style:font-weight-asian="normal" style:font-weight-complex="normal"/>
    </style:style>
    <style:style style:name="T27" style:family="text">
      <style:text-properties style:text-line-through-style="none" style:text-line-through-type="none" fo:language="ru" fo:country="RU" fo:font-weight="normal" officeooo:rsid="00e80100" style:font-weight-asian="normal" style:font-weight-complex="normal"/>
    </style:style>
    <style:style style:name="T28" style:family="text">
      <style:text-properties style:text-line-through-style="none" style:text-line-through-type="none" fo:language="ru" fo:country="RU" fo:font-weight="bold" style:font-weight-asian="bold" style:font-weight-complex="bold"/>
    </style:style>
    <style:style style:name="T29" style:family="text">
      <style:text-properties style:text-line-through-style="none" style:text-line-through-type="none" fo:language="ru" fo:country="RU" fo:font-weight="bold" officeooo:rsid="0034fdd4" style:font-weight-asian="bold" style:font-weight-complex="bold"/>
    </style:style>
    <style:style style:name="T30" style:family="text">
      <style:text-properties style:text-line-through-style="none" style:text-line-through-type="none" fo:language="ru" fo:country="RU" style:font-weight-asian="normal" style:font-weight-complex="normal"/>
    </style:style>
    <style:style style:name="T31" style:family="text">
      <style:text-properties style:text-line-through-style="none" style:text-line-through-type="none" fo:language="ru" fo:country="RU" officeooo:rsid="00e72b7a" style:font-weight-asian="normal" style:font-weight-complex="normal"/>
    </style:style>
    <style:style style:name="T32" style:family="text">
      <style:text-properties style:text-line-through-style="none" style:text-line-through-type="none" fo:language="ru" fo:country="RU" officeooo:rsid="0034fdd4" style:font-weight-asian="normal" style:font-weight-complex="normal"/>
    </style:style>
    <style:style style:name="T33" style:family="text">
      <style:text-properties style:text-line-through-style="none" style:text-line-through-type="none" fo:language="ru" fo:country="RU" officeooo:rsid="00ebec7e" style:font-weight-asian="normal" style:font-weight-complex="normal"/>
    </style:style>
    <style:style style:name="T34" style:family="text">
      <style:text-properties style:text-line-through-style="none" style:text-line-through-type="none" fo:language="ru" fo:country="RU" officeooo:rsid="00edd722" style:font-weight-asian="normal" style:font-weight-complex="normal"/>
    </style:style>
    <style:style style:name="T35" style:family="text">
      <style:text-properties style:text-line-through-style="none" style:text-line-through-type="none" fo:language="ru" fo:country="RU" officeooo:rsid="00f0fec2" style:font-weight-asian="normal" style:font-weight-complex="normal"/>
    </style:style>
    <style:style style:name="T36" style:family="text">
      <style:text-properties style:text-line-through-style="none" style:text-line-through-type="none" fo:language="ru" fo:country="RU" officeooo:rsid="00f31cda" style:font-weight-asian="normal" style:font-weight-complex="normal"/>
    </style:style>
    <style:style style:name="T37" style:family="text">
      <style:text-properties officeooo:rsid="009198fc"/>
    </style:style>
    <style:style style:name="T38" style:family="text">
      <style:text-properties style:font-name="Arial1"/>
    </style:style>
    <style:style style:name="T39" style:family="text">
      <style:text-properties style:font-name="Arial1" officeooo:rsid="007f3d66"/>
    </style:style>
    <style:style style:name="T40" style:family="text">
      <style:text-properties style:font-name="Arial1" officeooo:rsid="007d8c7f"/>
    </style:style>
    <style:style style:name="T41" style:family="text">
      <style:text-properties style:font-name="Arial1" officeooo:rsid="0082a82a"/>
    </style:style>
    <style:style style:name="T42" style:family="text">
      <style:text-properties style:font-name="Arial1" officeooo:rsid="007f5e59"/>
    </style:style>
    <style:style style:name="T43" style:family="text">
      <style:text-properties style:font-name="Arial1" officeooo:rsid="00810f8b"/>
    </style:style>
    <style:style style:name="T44" style:family="text">
      <style:text-properties style:font-name="Arial1" officeooo:rsid="0085530a"/>
    </style:style>
    <style:style style:name="T45" style:family="text">
      <style:text-properties officeooo:rsid="0083de55"/>
    </style:style>
    <style:style style:name="T46" style:family="text">
      <style:text-properties officeooo:rsid="0092898d"/>
    </style:style>
    <style:style style:name="T47" style:family="text">
      <style:text-properties officeooo:rsid="009358ea"/>
    </style:style>
    <style:style style:name="T48" style:family="text">
      <style:text-properties officeooo:rsid="009a3a83"/>
    </style:style>
    <style:style style:name="T49" style:family="text">
      <style:text-properties officeooo:rsid="009bab40"/>
    </style:style>
    <style:style style:name="T50" style:family="text">
      <style:text-properties officeooo:rsid="00a3a8bd"/>
    </style:style>
    <style:style style:name="T51" style:family="text">
      <style:text-properties officeooo:rsid="00a4f7cd"/>
    </style:style>
    <style:style style:name="T52" style:family="text">
      <style:text-properties officeooo:rsid="00a566d2"/>
    </style:style>
    <style:style style:name="T53" style:family="text">
      <style:text-properties officeooo:rsid="00a75efa"/>
    </style:style>
    <style:style style:name="T54" style:family="text">
      <style:text-properties officeooo:rsid="00af08d9"/>
    </style:style>
    <style:style style:name="T55" style:family="text">
      <style:text-properties officeooo:rsid="00b1fdb6"/>
    </style:style>
    <style:style style:name="T56" style:family="text">
      <style:text-properties officeooo:rsid="00b378ff"/>
    </style:style>
    <style:style style:name="T57" style:family="text">
      <style:text-properties officeooo:rsid="00b4be18"/>
    </style:style>
    <style:style style:name="T58" style:family="text">
      <style:text-properties officeooo:rsid="00b6a30b"/>
    </style:style>
    <style:style style:name="T59" style:family="text">
      <style:text-properties fo:font-weight="bold" officeooo:rsid="009198fc" style:font-weight-asian="bold" style:font-weight-complex="bold"/>
    </style:style>
    <style:style style:name="T60" style:family="text">
      <style:text-properties fo:font-weight="bold" officeooo:rsid="00bf3748" style:font-weight-asian="bold" style:font-weight-complex="bold"/>
    </style:style>
    <style:style style:name="T61" style:family="text">
      <style:text-properties fo:font-size="12pt" officeooo:rsid="00816e62" fo:background-color="transparent" loext:char-shading-value="0" style:font-size-asian="12pt" style:font-size-complex="12pt"/>
    </style:style>
    <style:style style:name="T62" style:family="text">
      <style:text-properties officeooo:rsid="00bb3b2d"/>
    </style:style>
    <style:style style:name="T63" style:family="text">
      <style:text-properties officeooo:rsid="00bcf242"/>
    </style:style>
    <style:style style:name="T64" style:family="text">
      <style:text-properties officeooo:rsid="00bdbd97"/>
    </style:style>
    <style:style style:name="T65" style:family="text">
      <style:text-properties officeooo:rsid="00bf3748"/>
    </style:style>
    <style:style style:name="T66" style:family="text">
      <style:text-properties officeooo:rsid="00bf4485"/>
    </style:style>
    <style:style style:name="T67" style:family="text">
      <style:text-properties officeooo:rsid="00c0d785"/>
    </style:style>
    <style:style style:name="T68" style:family="text">
      <style:text-properties officeooo:rsid="00c13a88"/>
    </style:style>
    <style:style style:name="T69" style:family="text">
      <style:text-properties officeooo:rsid="00c248ee"/>
    </style:style>
    <style:style style:name="T70" style:family="text">
      <style:text-properties officeooo:rsid="00c4c9cd"/>
    </style:style>
    <style:style style:name="T71" style:family="text">
      <style:text-properties officeooo:rsid="00c5532d"/>
    </style:style>
    <style:style style:name="T72" style:family="text">
      <style:text-properties officeooo:rsid="00c6d711"/>
    </style:style>
    <style:style style:name="T73" style:family="text">
      <style:text-properties officeooo:rsid="00c6ea36"/>
    </style:style>
    <style:style style:name="T74" style:family="text">
      <style:text-properties officeooo:rsid="00ce817e"/>
    </style:style>
    <style:style style:name="T75" style:family="text">
      <style:text-properties officeooo:rsid="00cfa445"/>
    </style:style>
    <style:style style:name="T76" style:family="text">
      <style:text-properties officeooo:rsid="00d015fb"/>
    </style:style>
    <style:style style:name="T77" style:family="text">
      <style:text-properties officeooo:rsid="00d05cc0"/>
    </style:style>
    <style:style style:name="T78" style:family="text">
      <style:text-properties officeooo:rsid="00d213f5"/>
    </style:style>
    <style:style style:name="T79" style:family="text">
      <style:text-properties officeooo:rsid="00d33274"/>
    </style:style>
    <style:style style:name="T80" style:family="text">
      <style:text-properties officeooo:rsid="00d51c51"/>
    </style:style>
    <style:style style:name="T81" style:family="text">
      <style:text-properties officeooo:rsid="00810f8b"/>
    </style:style>
    <style:style style:name="T82" style:family="text">
      <style:text-properties officeooo:rsid="007f5e59"/>
    </style:style>
    <style:style style:name="T83" style:family="text">
      <style:text-properties style:font-name="Arial"/>
    </style:style>
    <style:style style:name="T84" style:family="text">
      <style:text-properties style:font-name="Arial" officeooo:rsid="00c0d785"/>
    </style:style>
    <style:style style:name="T85" style:family="text">
      <style:text-properties style:font-name="Arial" officeooo:rsid="00d51c51"/>
    </style:style>
    <style:style style:name="T86" style:family="text">
      <style:text-properties style:font-name="Arial" officeooo:rsid="001db7d6"/>
    </style:style>
    <style:style style:name="T87" style:family="text">
      <style:text-properties officeooo:rsid="00810f8b" fo:background-color="transparent" loext:char-shading-value="0"/>
    </style:style>
    <style:style style:name="T88" style:family="text">
      <style:text-properties officeooo:rsid="00816e62" fo:background-color="transparent" loext:char-shading-value="0"/>
    </style:style>
    <style:style style:name="T89" style:family="text">
      <style:text-properties officeooo:rsid="007f5e59" fo:background-color="transparent" loext:char-shading-value="0"/>
    </style:style>
    <style:style style:name="T90" style:family="text">
      <style:text-properties officeooo:rsid="00b4be18" fo:background-color="transparent" loext:char-shading-value="0"/>
    </style:style>
    <style:style style:name="T91" style:family="text">
      <style:text-properties officeooo:rsid="00d591bc"/>
    </style:style>
    <style:style style:name="T92" style:family="text">
      <style:text-properties officeooo:rsid="00d6a3c5"/>
    </style:style>
    <style:style style:name="T93" style:family="text">
      <style:text-properties officeooo:rsid="00d82409"/>
    </style:style>
    <style:style style:name="T94" style:family="text">
      <style:text-properties officeooo:rsid="00d9a921"/>
    </style:style>
    <style:style style:name="T95" style:family="text">
      <style:text-properties officeooo:rsid="00dade31"/>
    </style:style>
    <style:style style:name="T96" style:family="text">
      <style:text-properties officeooo:rsid="00dc97df"/>
    </style:style>
    <style:style style:name="T97" style:family="text">
      <style:text-properties officeooo:rsid="0094a3a7"/>
    </style:style>
    <style:style style:name="T98" style:family="text">
      <style:text-properties officeooo:rsid="00dd964c"/>
    </style:style>
    <style:style style:name="T99" style:family="text">
      <style:text-properties officeooo:rsid="00e074e8"/>
    </style:style>
    <style:style style:name="T100" style:family="text">
      <style:text-properties officeooo:rsid="00e1f97f"/>
    </style:style>
    <style:style style:name="T101" style:family="text">
      <style:text-properties officeooo:rsid="00e289d6"/>
    </style:style>
    <style:style style:name="T102" style:family="text">
      <style:text-properties officeooo:rsid="00e2f94a"/>
    </style:style>
    <style:style style:name="T103" style:family="text">
      <style:text-properties officeooo:rsid="00e69baa"/>
    </style:style>
    <style:style style:name="T104" style:family="text">
      <style:text-properties officeooo:rsid="001db7d6"/>
    </style:style>
    <style:style style:name="T105" style:family="text">
      <style:text-properties officeooo:rsid="0097f8c8"/>
    </style:style>
    <style:style style:name="T106" style:family="text">
      <style:text-properties officeooo:rsid="0097755f"/>
    </style:style>
    <style:style style:name="T107" style:family="text">
      <style:text-properties officeooo:rsid="00ef14b8"/>
    </style:style>
    <style:style style:name="T108" style:family="text">
      <style:text-properties officeooo:rsid="00f0fec2"/>
    </style:style>
    <style:style style:name="T109" style:family="text">
      <style:text-properties officeooo:rsid="00f15c2b"/>
    </style:style>
    <style:style style:name="T110" style:family="text">
      <style:text-properties officeooo:rsid="00f3ee4f"/>
    </style:style>
    <style:style style:name="T111" style:family="text">
      <style:text-properties officeooo:rsid="00f415b9"/>
    </style:style>
    <style:style style:name="T112" style:family="text">
      <style:text-properties officeooo:rsid="00f90c76"/>
    </style:style>
    <style:style style:name="T113" style:family="text">
      <style:text-properties officeooo:rsid="00f9a6b2"/>
    </style:style>
    <style:style style:name="T114" style:family="text">
      <style:text-properties officeooo:rsid="00fb8de8"/>
    </style:style>
    <style:style style:name="T115" style:family="text">
      <style:text-properties officeooo:rsid="00fc1db7"/>
    </style:style>
    <style:style style:name="T116" style:family="text">
      <style:text-properties officeooo:rsid="00fe9624"/>
    </style:style>
    <style:style style:name="T117" style:family="text">
      <style:text-properties officeooo:rsid="01001152"/>
    </style:style>
    <style:style style:name="T118" style:family="text">
      <style:text-properties officeooo:rsid="01017ef0"/>
    </style:style>
    <style:style style:name="T119" style:family="text">
      <style:text-properties officeooo:rsid="0102ee8d"/>
    </style:style>
    <style:style style:name="T120" style:family="text">
      <style:text-properties officeooo:rsid="010486a4"/>
    </style:style>
    <style:style style:name="T121" style:family="text">
      <style:text-properties officeooo:rsid="0105277d"/>
    </style:style>
    <style:style style:name="T122" style:family="text">
      <style:text-properties fo:font-size="20pt" style:font-size-asian="20pt" style:font-size-complex="20pt"/>
    </style:style>
    <style:style style:name="T12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4" style:family="text">
      <style:text-properties fo:font-size="28pt" style:font-size-asian="28pt" style:font-size-complex="28pt"/>
    </style:style>
    <style:style style:name="T125" style:family="text">
      <style:text-properties fo:color="#333333" loext:opacity="100%" fo:font-size="28pt" style:font-size-asian="28pt" style:font-size-complex="28pt"/>
    </style:style>
    <style:style style:name="T126" style:family="text">
      <style:text-properties fo:font-size="32pt" style:font-size-asian="32pt" style:font-size-complex="3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09cm" fo:text-indent="-0.635cm" fo:margin-left="2.40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44cm" fo:text-indent="-0.635cm" fo:margin-left="3.04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679cm" fo:text-indent="-0.635cm" fo:margin-left="3.67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14cm" fo:text-indent="-0.635cm" fo:margin-left="4.31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49cm" fo:text-indent="-0.635cm" fo:margin-left="4.94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584cm" fo:text-indent="-0.635cm" fo:margin-left="5.58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19cm" fo:text-indent="-0.635cm" fo:margin-left="6.21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54cm" fo:text-indent="-0.635cm" fo:margin-left="6.85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489cm" fo:text-indent="-0.635cm" fo:margin-left="7.48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24cm" fo:text-indent="-0.635cm" fo:margin-left="8.124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35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2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Standard"><draw:frame text:anchor-type="paragraph" draw:z-index="0" draw:name="Shape1" draw:style-name="gr2" draw:text-style-name="P200" svg:width="10.787cm" svg:height="5.359cm" svg:x="3.101cm" svg:y="0.192cm"><draw:text-box><text:p><text:span text:style-name="T124"/></text:p><text:p><text:span text:style-name="T125">Тестовое задание </text:span><text:span text:style-name="T125">для </text:span></text:p><text:p><text:span text:style-name="T124"><text:s text:c="15"/></text:span><text:span text:style-name="T126">Creative </text:span><text:span text:style-name="T126">Team</text:span></text:p></draw:text-box></draw:frame></text:p>
      <text:p text:style-name="P2"/>
      <text:p text:style-name="P2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Shape2" draw:style-name="gr1" draw:text-style-name="P199" svg:width="7.674cm" svg:height="4.139cm" svg:x="9.855cm" svg:y="0.582cm"><draw:text-box><text:p><text:span text:style-name="T122">Выпонила: </text:span></text:p><text:p><text:span text:style-name="T122">Седова Марина</text:span></text:p><text:p><text:span text:style-name="T122">Дмитриевна</text:span></text:p><text:p><text:span text:style-name="T122"/></text:p><text:p><text:span text:style-name="T123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02<text:span text:style-name="T20">2</text:span></text:p>
      <text:p text:style-name="P20"><text:soft-page-break/>Тест — план.</text:p>
      <text:p text:style-name="P104"><text:span text:style-name="T26"><text:s/></text:span><text:span text:style-name="T27">Страница контактов — это приложение, доступное на десктопном и мобильном веб -браузере, а также на гибродном мобильном приложении.</text:span><text:span text:style-name="T26"> <text:s text:c="2"/></text:span></text:p>
      <text:p text:style-name="P105"><text:span text:style-name="T28"><text:s text:c="4"/></text:span><text:span text:style-name="T31">Основной целью страницы является хранение </text:span><text:span text:style-name="T33">данных о пользователе, его контактах и манипуляции с ними.</text:span></text:p>
      <text:p text:style-name="P105"><text:span text:style-name="T28">Цель тестирования:</text:span><text:span text:style-name="T30"> </text:span><text:span text:style-name="T34">выявление соответствия </text:span><text:span text:style-name="T35">основной цели страницы с </text:span><text:span text:style-name="T36">ее</text:span><text:span text:style-name="T35"> работой</text:span><text:span text:style-name="T34">.</text:span></text:p>
      <text:p text:style-name="P106"><text:span text:style-name="T29">Виды проводимых тестов:</text:span><text:span text:style-name="T32"> </text:span></text:p>
      <text:list xml:id="list2126658911" text:style-name="L1">
        <text:list-item>
          <text:p text:style-name="P182">Функциональное тестирование;</text:p>
        </text:list-item>
        <text:list-item>
          <text:p text:style-name="P182">Кроссбраузерное тестирование;</text:p>
        </text:list-item>
        <text:list-item>
          <text:p text:style-name="P182">Кроссплатформенное тестирование.</text:p>
        </text:list-item>
      </text:list>
      <text:p text:style-name="P98">Что будем тестировать:</text:p>
      <text:list xml:id="list3207839982" text:style-name="L2">
        <text:list-item>
          <text:p text:style-name="P183">Поля ввода;</text:p>
        </text:list-item>
        <text:list-item>
          <text:p text:style-name="P183">Создание нового контакта;</text:p>
        </text:list-item>
        <text:list-item>
          <text:p text:style-name="P183">Редактирование и удаление контакта;</text:p>
        </text:list-item>
        <text:list-item>
          <text:p text:style-name="P183">Безопасность поля ввода;</text:p>
        </text:list-item>
        <text:list-item>
          <text:p text:style-name="P183">Работу кнопок, необходимых для создания, редактирования, удаления данных;</text:p>
        </text:list-item>
        <text:list-item>
          <text:p text:style-name="P183">Функционал выпадающего списка;</text:p>
        </text:list-item>
      </text:list>
      <text:list xml:id="list1752619280" text:style-name="L3">
        <text:list-item>
          <text:p text:style-name="P186"><text:span text:style-name="T107">Корректную работу </text:span>страницы в браузерах <text:span text:style-name="T104">Google Chrome, </text:span><text:span text:style-name="T47">Safari, Firefox, </text:span><text:span text:style-name="T105">Еdge, Internet Explorer</text:span><text:span text:style-name="T47"> </text:span><text:span text:style-name="T105">последних версий </text:span>на ПК;</text:p>
        </text:list-item>
        <text:list-item>
          <text:p text:style-name="P186"><text:span text:style-name="T107">Корректную работу</text:span> страницы в браузерах <text:span text:style-name="T68">Google Chrome </text:span>и Safari<text:span text:style-name="T68"> </text:span><text:span text:style-name="T78">на мобильном устройстве;</text:span></text:p>
        </text:list-item>
        <text:list-item>
          <text:p text:style-name="P187">Корректную работу страницы в мобильном приложении на платформах Android и IOS.</text:p>
        </text:list-item>
      </text:list>
      <text:p text:style-name="P89"><text:s text:c="5"/>Что не будем тестировать: </text:p>
      <text:list xml:id="list3388732872" text:style-name="L4">
        <text:list-item>
          <text:p text:style-name="P147">Back<text:span text:style-name="T114">e</text:span>nd, так как отсутствует информация об API и доступ к базам данных;</text:p>
        </text:list-item>
        <text:list-item>
          <text:p text:style-name="P178"><text:span text:style-name="T9">Авторизаци</text:span><text:span text:style-name="T15">ю, </text:span><text:span text:style-name="T9">так как отсутствует информация в данной реализации</text:span><text:span text:style-name="T16">.</text:span></text:p>
        </text:list-item>
      </text:list>
      <text:p text:style-name="P95"><text:s text:c="5"/>Общие сроки выполнения тестирования: <text:span text:style-name="T17">10.01.2022</text:span> <text:span text:style-name="T9">— </text:span><text:span text:style-name="T17">14.01.2022</text:span><text:span text:style-name="T9">.</text:span></text:p>
      <text:p text:style-name="P96"><text:s text:c="5"/>Риски: <text:span text:style-name="T16">Ввиду ограниченности ресурсов есть вероятность недостаточно полно протестировать </text:span><text:span text:style-name="T18">страницу контактов пользователя.</text:span></text:p>
      <text:p text:style-name="P97"><text:s text:c="5"/>Окружение: <text:span text:style-name="T19">различные дестктопные и мобильные веб-браузеры, а так же платформы Android и IOS.</text:span></text:p>
      <text:p text:style-name="P99"/>
      <text:p text:style-name="P92"/>
      <text:p text:style-name="P90"><text:soft-page-break/>Чек — листы.</text:p>
      <text:p text:style-name="P91">Функциональное тестировани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53306011072">
          <table:table-cell table:style-name="Table1.A1" office:value-type="string">
            <text:p text:style-name="P107">№</text:p>
          </table:table-cell>
          <table:table-cell table:style-name="Table1.A1" office:value-type="string">
            <text:p text:style-name="P107">Наименование</text:p>
          </table:table-cell>
          <table:table-cell table:style-name="Table1.C1" office:value-type="string">
            <text:p text:style-name="P107">Статус</text:p>
          </table:table-cell>
        </table:table-row>
        <table:table-row table:style-name="TableLine94853306344336">
          <table:table-cell table:style-name="Table1.A8" office:value-type="string">
            <text:p text:style-name="P113">1</text:p>
          </table:table-cell>
          <table:table-cell table:style-name="Table1.B2" office:value-type="string">
            <text:p text:style-name="P36">Корректная работа кнопки «Карандашик»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64768">
          <table:table-cell table:style-name="Table1.A8" office:value-type="string">
            <text:p text:style-name="P110">2</text:p>
          </table:table-cell>
          <table:table-cell table:style-name="Table1.B3" office:value-type="string">
            <text:p text:style-name="P33"><text:span text:style-name="T76">Проверка</text:span><text:span text:style-name="T20"> обязательного поля ввода «Имя» </text:span><text:span text:style-name="T21">с пустым значением</text:span>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66016">
          <table:table-cell table:style-name="Table1.A8" office:value-type="string">
            <text:p text:style-name="P116">3</text:p>
          </table:table-cell>
          <table:table-cell table:style-name="Table1.B4" office:value-type="string">
            <text:p text:style-name="P31"><text:span text:style-name="T75">Проверка</text:span> поля ввода «Имя» с <text:span text:style-name="T75">использованием</text:span> спецсимволо<text:span text:style-name="T77">в</text:span>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67248">
          <table:table-cell table:style-name="Table1.A8" office:value-type="string">
            <text:p text:style-name="P116">4</text:p>
          </table:table-cell>
          <table:table-cell table:style-name="Table1.B5" office:value-type="string">
            <text:p text:style-name="P31"><text:span text:style-name="T76">Проверка</text:span> поля ввода «Имя» с <text:span text:style-name="T75">использованием</text:span> <text:span text:style-name="T58">эмодзи unicode</text:span>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68624">
          <table:table-cell table:style-name="Table1.A8" office:value-type="string">
            <text:p text:style-name="P121">5</text:p>
          </table:table-cell>
          <table:table-cell table:style-name="Table1.B6" office:value-type="string">
            <text:p text:style-name="P35"><text:span text:style-name="T55">Тест на корткий набор в</text:span><text:span text:style-name="T76"> </text:span>пол<text:span text:style-name="T71">е</text:span> ввода «Основной телефон»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70224">
          <table:table-cell table:style-name="Table1.A8" office:value-type="string">
            <text:p text:style-name="P116">6</text:p>
          </table:table-cell>
          <table:table-cell table:style-name="Table1.B7" office:value-type="string">
            <text:p text:style-name="P24">Добавление нового контакта с помощью выпадающего списка «Добавить контакт»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71600">
          <table:table-cell table:style-name="Table1.A8" office:value-type="string">
            <text:p text:style-name="P113">7</text:p>
          </table:table-cell>
          <table:table-cell table:style-name="Table1.B8" office:value-type="string">
            <text:p text:style-name="P28">Удаление контакта с помощью интерфейса редактирования данных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72976">
          <table:table-cell table:style-name="Table1.A9" office:value-type="string">
            <text:p text:style-name="P118">8</text:p>
          </table:table-cell>
          <table:table-cell table:style-name="Table1.B9" office:value-type="string">
            <text:p text:style-name="P30">Проверка XSS - <text:span text:style-name="T114">уязвимостей</text:span> <text:span text:style-name="T72">в поле ввода «Имя» </text:span>на странице «Изменение данных»</text:p>
          </table:table-cell>
          <table:table-cell table:style-name="Table1.C2" office:value-type="string">
            <text:p text:style-name="P100"/>
          </table:table-cell>
        </table:table-row>
        <table:table-row table:style-name="TableLine94853306374992">
          <table:table-cell table:style-name="Table1.A10" office:value-type="string">
            <text:p text:style-name="P119">9</text:p>
          </table:table-cell>
          <table:table-cell table:style-name="Table1.B10" office:value-type="string">
            <text:p text:style-name="P29"><text:span text:style-name="T22">Корректная работа </text:span><text:span text:style-name="T73">прокрутки</text:span><text:span text:style-name="T22"> в выпадающем списке «Добавить контакт»</text:span></text:p>
          </table:table-cell>
          <table:table-cell table:style-name="Table1.C2" office:value-type="string">
            <text:p text:style-name="P100"/>
          </table:table-cell>
        </table:table-row>
      </table:table>
      <text:p text:style-name="P18"/>
      <text:p text:style-name="P15">Кроссбраузерное тестировани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853306324560">
          <table:table-cell table:style-name="Таблица1.A1" office:value-type="string">
            <text:p text:style-name="P108">№</text:p>
          </table:table-cell>
          <table:table-cell table:style-name="Таблица1.A1" office:value-type="string">
            <text:p text:style-name="P108">Наименование</text:p>
          </table:table-cell>
          <table:table-cell table:style-name="Таблица1.C1" office:value-type="string">
            <text:p text:style-name="P108">Статус</text:p>
          </table:table-cell>
        </table:table-row>
        <table:table-row table:style-name="TableLine94853306401168">
          <table:table-cell table:style-name="Таблица1.A6" office:value-type="string">
            <text:p text:style-name="P114">1</text:p>
          </table:table-cell>
          <table:table-cell table:style-name="Таблица1.B2" office:value-type="string">
            <text:p text:style-name="P38">Google Chrome <text:span text:style-name="T78">на ПК</text:span></text:p>
          </table:table-cell>
          <table:table-cell table:style-name="Таблица1.C2" office:value-type="string">
            <text:p text:style-name="P101"/>
          </table:table-cell>
        </table:table-row>
        <table:table-row table:style-name="TableLine94853306403488">
          <table:table-cell table:style-name="Таблица1.A6" office:value-type="string">
            <text:p text:style-name="P111">2</text:p>
          </table:table-cell>
          <table:table-cell table:style-name="Таблица1.B3" office:value-type="string">
            <text:p text:style-name="P38">Firefox <text:span text:style-name="T78">на ПК</text:span></text:p>
          </table:table-cell>
          <table:table-cell table:style-name="Таблица1.C2" office:value-type="string">
            <text:p text:style-name="P101"/>
          </table:table-cell>
        </table:table-row>
        <table:table-row table:style-name="TableLine94853306404864">
          <table:table-cell table:style-name="Таблица1.A6" office:value-type="string">
            <text:p text:style-name="P117">3</text:p>
          </table:table-cell>
          <table:table-cell table:style-name="Таблица1.B4" office:value-type="string">
            <text:p text:style-name="P38">Edge <text:span text:style-name="T78">на ПК</text:span></text:p>
          </table:table-cell>
          <table:table-cell table:style-name="Таблица1.C2" office:value-type="string">
            <text:p text:style-name="P101"/>
          </table:table-cell>
        </table:table-row>
        <table:table-row table:style-name="TableLine94853306406224">
          <table:table-cell table:style-name="Таблица1.A6" office:value-type="string">
            <text:p text:style-name="P117">4</text:p>
          </table:table-cell>
          <table:table-cell table:style-name="Таблица1.B5" office:value-type="string">
            <text:p text:style-name="P38">Internet Explorer <text:span text:style-name="T78">на ПК</text:span></text:p>
          </table:table-cell>
          <table:table-cell table:style-name="Таблица1.C2" office:value-type="string">
            <text:p text:style-name="P101"/>
          </table:table-cell>
        </table:table-row>
        <table:table-row table:style-name="TableLine94853306407760">
          <table:table-cell table:style-name="Таблица1.A6" office:value-type="string">
            <text:p text:style-name="P117">5</text:p>
          </table:table-cell>
          <table:table-cell table:style-name="Таблица1.B6" office:value-type="string">
            <text:p text:style-name="P40">Safari <text:span text:style-name="T78">на ПК</text:span></text:p>
          </table:table-cell>
          <table:table-cell table:style-name="Таблица1.C2" office:value-type="string">
            <text:p text:style-name="P101"/>
          </table:table-cell>
        </table:table-row>
        <table:table-row table:style-name="TableLine94853306409520">
          <table:table-cell table:style-name="Таблица1.A7" office:value-type="string">
            <text:p text:style-name="P117"/>
          </table:table-cell>
          <table:table-cell table:style-name="Таблица1.B7" office:value-type="string">
            <text:p text:style-name="P24"/>
          </table:table-cell>
          <table:table-cell table:style-name="Таблица1.C2" office:value-type="string">
            <text:p text:style-name="P101"/>
          </table:table-cell>
        </table:table-row>
        <table:table-row table:style-name="TableLine94853306411616">
          <table:table-cell table:style-name="Таблица1.A8" office:value-type="string">
            <text:p text:style-name="P120">6</text:p>
          </table:table-cell>
          <table:table-cell table:style-name="Таблица1.B8" office:value-type="string">
            <text:p text:style-name="P38">Google Chrome <text:span text:style-name="T78">на мобильном устройстве</text:span></text:p>
          </table:table-cell>
          <table:table-cell table:style-name="Таблица1.C2" office:value-type="string">
            <text:p text:style-name="P101"/>
          </table:table-cell>
        </table:table-row>
        <table:table-row table:style-name="TableLine94853306413712">
          <table:table-cell table:style-name="Таблица1.A9" office:value-type="string">
            <text:p text:style-name="P120">7</text:p>
          </table:table-cell>
          <table:table-cell table:style-name="Таблица1.B9" office:value-type="string">
            <text:p text:style-name="P40">Safari <text:span text:style-name="T78">на мобильном устройстве</text:span></text:p>
          </table:table-cell>
          <table:table-cell table:style-name="Таблица1.C2" office:value-type="string">
            <text:p text:style-name="P101"/>
          </table:table-cell>
        </table:table-row>
      </table:table>
      <text:p text:style-name="P7"/>
      <text:p text:style-name="P6"/>
      <text:p text:style-name="P16"><text:soft-page-break/>Кроссплатформенное тестирование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94853306379632">
          <table:table-cell table:style-name="Таблица2.A1" office:value-type="string">
            <text:p text:style-name="P109">№</text:p>
          </table:table-cell>
          <table:table-cell table:style-name="Таблица2.A1" office:value-type="string">
            <text:p text:style-name="P109">Наименование</text:p>
          </table:table-cell>
          <table:table-cell table:style-name="Таблица2.C1" office:value-type="string">
            <text:p text:style-name="P109">Статус</text:p>
          </table:table-cell>
        </table:table-row>
        <table:table-row table:style-name="TableLine94853306424448">
          <table:table-cell table:style-name="Таблица2.A2" office:value-type="string">
            <text:p text:style-name="P115">1</text:p>
          </table:table-cell>
          <table:table-cell table:style-name="Таблица2.B2" office:value-type="string">
            <text:p text:style-name="P42">Android</text:p>
          </table:table-cell>
          <table:table-cell table:style-name="Таблица2.C2" office:value-type="string">
            <text:p text:style-name="P102"/>
          </table:table-cell>
        </table:table-row>
        <table:table-row table:style-name="TableLine94853306426256">
          <table:table-cell table:style-name="Таблица2.A3" office:value-type="string">
            <text:p text:style-name="P112">2</text:p>
          </table:table-cell>
          <table:table-cell table:style-name="Таблица2.B3" office:value-type="string">
            <text:p text:style-name="P42">IOS</text:p>
          </table:table-cell>
          <table:table-cell table:style-name="Таблица2.C2" office:value-type="string">
            <text:p text:style-name="P102"/>
          </table:table-cell>
        </table:table-row>
      </table:table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<text:soft-page-break/>Тест — кейсы.</text:p>
      <text:p text:style-name="P6">Функциональное тестирование</text:p>
      <text:p text:style-name="P88"><text:span text:style-name="T67">Тест-кейс </text:span><text:span text:style-name="T79">1.</text:span><text:span text:style-name="T67"> </text:span><text:span text:style-name="T54">Корректная работа кнопки «Карандашик».</text:span></text:p>
      <text:p text:style-name="P56">Предусловие: Открыть страницу с контактами пользователя (ссылка).</text:p>
      <text:p text:style-name="P74">Шаги: </text:p>
      <text:list xml:id="list4088813622" text:style-name="L5">
        <text:list-item>
          <text:p text:style-name="P188">Нажать на кнопку «Карандашик».</text:p>
          <text:p text:style-name="P188">ОР: Открылся интерфейс редактирования данных пользователя.</text:p>
        </text:list-item>
        <text:list-item>
          <text:p text:style-name="P188">Нажать на «крестик» в правом верхнем углу.</text:p>
          <text:p text:style-name="P189">ОР: Отображается страница с контактами пользователя, окно «Изменение данных» закрылось.</text:p>
        </text:list-item>
      </text:list>
      <text:p text:style-name="P59"/>
      <text:p text:style-name="P103"><text:span text:style-name="T3">Тест-кейс </text:span><text:span text:style-name="T4">2.</text:span><text:span text:style-name="T3"> </text:span><text:span text:style-name="T4">Проверка</text:span><text:span text:style-name="T5"> обязательного поля ввода «Имя» </text:span><text:span text:style-name="T6">с пустым значением.</text:span></text:p>
      <text:p text:style-name="P55">Предусловие: Открыть страницу с контактами пользователя (ссылка).</text:p>
      <text:p text:style-name="P72">Шаги: </text:p>
      <text:list xml:id="list2773694243" text:style-name="L6">
        <text:list-item>
          <text:p text:style-name="P190">Нажать на кнопку «Карандашик».</text:p>
          <text:p text:style-name="P148">ОР: Открылся интерфейс редактирования данных пользователя.</text:p>
        </text:list-item>
        <text:list-item>
          <text:p text:style-name="P184"><text:span text:style-name="T7">П</text:span><text:span text:style-name="T8">оле ввода «Имя» </text:span><text:span text:style-name="T7">очистить и отавить пустым. </text:span></text:p>
          <text:p text:style-name="P185"><text:span text:style-name="T1">ОР: </text:span><text:span text:style-name="T2">Поле ввода «Имя» осталось пустым.</text:span></text:p>
        </text:list-item>
        <text:list-item>
          <text:p text:style-name="P155">Нажать на кнопку "Сохранить".</text:p>
          <text:p text:style-name="P155">ОР: Изменения не сохранились. Появилось сообщение информирующее что все обязательные поля должны быть заполнены.</text:p>
        </text:list-item>
      </text:list>
      <text:p text:style-name="P43"/>
      <text:p text:style-name="P84"><text:span text:style-name="T67">Тест-кейс </text:span><text:span text:style-name="T79">3.</text:span><text:span text:style-name="T67"> </text:span><text:span text:style-name="T79">Проверка</text:span> поля ввода «Имя» с <text:span text:style-name="T79">использованием</text:span> спецсимволов.</text:p>
      <text:p text:style-name="P54">Предусловие: Открыть страницу с контактами пользователя (ссылка).</text:p>
      <text:p text:style-name="P71">Шаги: </text:p>
      <text:list xml:id="list2917922228" text:style-name="L7">
        <text:list-item>
          <text:p text:style-name="P191">Нажать на кнопку «Карандашик».</text:p>
          <text:p text:style-name="P149">ОР: Открылся интерфейс редактирования данных пользователя.</text:p>
        </text:list-item>
        <text:list-item>
          <text:p text:style-name="P162">В поле ввода «Имя» <text:span text:style-name="T57">ввести </text:span><text:span text:style-name="T58">спецсимволы “[|]’~&lt;!--@/*$%^&amp;#*/()?&gt;,.*/\ .</text:span></text:p>
          <text:p text:style-name="P165">ОР: В поле ввода «Имя» отобразились введенные данные.</text:p>
        </text:list-item>
        <text:list-item>
          <text:p text:style-name="P156">Нажать на кнопку "Сохранить".</text:p>
          <text:p text:style-name="P179"><text:soft-page-break/><text:span text:style-name="T11">О</text:span><text:span text:style-name="T9">Р: И</text:span><text:span text:style-name="T10">нтерфейс редактирования данных закрылся. </text:span><text:span text:style-name="T14">На странице контактов на месте имени отобразились введенные нами данные.</text:span></text:p>
        </text:list-item>
      </text:list>
      <text:p text:style-name="P75"/>
      <text:p text:style-name="P84"><text:span text:style-name="T67">Тест-кейс </text:span><text:span text:style-name="T79">4.</text:span><text:span text:style-name="T67"> </text:span>Тестирование поля ввода «Имя» с <text:span text:style-name="T79">использованием</text:span> <text:span text:style-name="T58">эмодзи unicode.</text:span></text:p>
      <text:p text:style-name="P54">Предусловие: Открыть страницу с контактами пользователя (ссылка).</text:p>
      <text:p text:style-name="P71">Шаги: </text:p>
      <text:list xml:id="list2676624655" text:style-name="L8">
        <text:list-item>
          <text:p text:style-name="P192">Нажать на кнопку «Карандашик».</text:p>
          <text:p text:style-name="P150">ОР: Открылся интерфейс редактирования данных пользователя.</text:p>
        </text:list-item>
        <text:list-item>
          <text:p text:style-name="P163">В поле ввода «Имя» <text:span text:style-name="T57">ввести </text:span><text:span text:style-name="T61">🚀.</text:span></text:p>
          <text:p text:style-name="P166">ОР: В поле ввода «Имя» отобразились введенные данные.</text:p>
        </text:list-item>
        <text:list-item>
          <text:p text:style-name="P157">Нажать на кнопку "Сохранить".</text:p>
          <text:p text:style-name="P168"><text:span text:style-name="T87">О</text:span><text:span text:style-name="T88">Р: И</text:span><text:span text:style-name="T89">нтерфейс редактирования данных закрылся. </text:span><text:span text:style-name="T90">На странице контактов на месте имени отобразились введенные нами данные.</text:span></text:p>
        </text:list-item>
      </text:list>
      <text:p text:style-name="P34"/>
      <text:p text:style-name="P87"><text:span text:style-name="T67">Тест-кейс </text:span><text:span text:style-name="T80">5.</text:span><text:span text:style-name="T67"> </text:span><text:span text:style-name="T55">Тест на корткий набор в</text:span> пол<text:span text:style-name="T71">е</text:span> ввода «Основной телефон».</text:p>
      <text:p text:style-name="P53">Предусловие: Открыть страницу с контактами пользователя (ссылка).</text:p>
      <text:p text:style-name="P70">Шаги: </text:p>
      <text:list xml:id="list3695720912" text:style-name="L9">
        <text:list-item>
          <text:p text:style-name="P193">Нажать на кнопку «Карандашик».</text:p>
          <text:p text:style-name="P151">ОР: Открылся интерфейс редактирования данных пользователя.</text:p>
        </text:list-item>
        <text:list-item>
          <text:p text:style-name="P169">В <text:span text:style-name="T56">Кликнуть на </text:span>поле ввода «Основной телефон» <text:span text:style-name="T56">и ввести</text:span> +7 90<text:span text:style-name="T56">9</text:span> 0 . Остальные поля ввода заполнены корректными данными.</text:p>
          <text:p text:style-name="P169">ОР: В поле ввода «Основной телефон» отобразилось +7 90<text:span text:style-name="T110">9</text:span> 0 .</text:p>
        </text:list-item>
        <text:list-item>
          <text:p text:style-name="P158">Нажать на кнопку "Сохранить".</text:p>
          <text:p text:style-name="P180"><text:span text:style-name="T11">О</text:span><text:span text:style-name="T9">Р:</text:span><text:span text:style-name="T10"> </text:span><text:span text:style-name="T11">Изменения не сохранились. Появилось сообщение, информирующее что </text:span><text:span text:style-name="T13">основной номер телефона должен содержать 11 цифр.</text:span></text:p>
        </text:list-item>
      </text:list>
      <text:p text:style-name="P22"/>
      <text:p text:style-name="P44"><text:s/><text:span text:style-name="T84">Тест-кейс </text:span><text:span text:style-name="T85">6.</text:span><text:span text:style-name="T84"> </text:span><text:span text:style-name="T83">Добавление нового контакта с помощью выпадающего списка «Добавить контакт».</text:span></text:p>
      <text:p text:style-name="P52">Предусловие: Открыть страницу с контактами пользователя (ссылка).</text:p>
      <text:p text:style-name="P69">Шаги: </text:p>
      <text:list xml:id="list2129182776" text:style-name="L10">
        <text:list-item>
          <text:p text:style-name="P194">Нажать на кнопку «Карандашик».</text:p>
          <text:p text:style-name="P152">ОР: Открылся интерфейс редактирования данных пользователя.</text:p>
        </text:list-item>
        <text:list-item>
          <text:p text:style-name="P172"><text:soft-page-break/>Нажать на крестик «Добавить контакт».</text:p>
          <text:p text:style-name="P172">ОР: Появился выпадающий список.</text:p>
        </text:list-item>
        <text:list-item>
          <text:p text:style-name="P172">Выбрать из предложенных вариантов «<text:span text:style-name="T24">ICQ».</text:span></text:p>
          <text:p text:style-name="P173">ОР: Выпадающий список закрылся. Появилось новое поле ввода «ICQ».</text:p>
        </text:list-item>
        <text:list-item>
          <text:p text:style-name="P173">В поле ввода «ICQ» ввести номер 48516378.</text:p>
          <text:p text:style-name="P173">ОР: <text:s/>В поле ввода «ICQ» отобразилось 48516378.</text:p>
        </text:list-item>
        <text:list-item>
          <text:p text:style-name="P159">Нажать на кнопку "Сохранить".</text:p>
          <text:p text:style-name="P181"><text:span text:style-name="T11">О</text:span><text:span text:style-name="T9">Р: И</text:span><text:span text:style-name="T10">нтерфейс редактирования данных закрылся. На странице с контактами пользователя от</text:span><text:span text:style-name="T11">ображается </text:span><text:span text:style-name="T12">новый контакт - ICQ с номером 48516378.</text:span></text:p>
        </text:list-item>
      </text:list>
      <text:p text:style-name="P58"/>
      <text:p text:style-name="P86"><text:s/><text:span text:style-name="T67">Тест-кейс </text:span><text:span text:style-name="T80">7.</text:span><text:span text:style-name="T67"> </text:span>Удаление контакта с помощью интерфейса редактирования данных.</text:p>
      <text:p text:style-name="P51">Предусловие: Открыть страницу с контактами пользователя (ссылка).</text:p>
      <text:p text:style-name="P68">Шаги: </text:p>
      <text:list xml:id="list484164606" text:style-name="L11">
        <text:list-item>
          <text:p text:style-name="P195">Нажать на кнопку «Карандашик».</text:p>
          <text:p text:style-name="P153">ОР: Открылся интерфейс редактирования данных пользователя.</text:p>
        </text:list-item>
        <text:list-item>
          <text:p text:style-name="P153">Выбрать поле ввода «ICQ» и нажать на «Корзину» справа от него.</text:p>
          <text:p text:style-name="P153">ОР: Появилось сообщение «Контакт удален».</text:p>
        </text:list-item>
        <text:list-item>
          <text:p text:style-name="P160">Нажать на кнопку "Сохранить".</text:p>
          <text:p text:style-name="P170"><text:span text:style-name="T81">О</text:span>Р: И<text:span text:style-name="T82">нтерфейс редактирования данных закрылся. Контакт ICQ отсутствует на странице.</text:span></text:p>
        </text:list-item>
      </text:list>
      <text:p text:style-name="P27"/>
      <text:p text:style-name="P85"><text:span text:style-name="T67">Тест-кейс </text:span><text:span text:style-name="T80">8.</text:span><text:span text:style-name="T67"> </text:span>Проверка XSS-<text:span text:style-name="T114">уязвимостей</text:span> <text:span text:style-name="T72">в поле ввода «Имя» </text:span>на странице «Изменение данных».</text:p>
      <text:p text:style-name="P50">Предусловие: Открыть страницу с контактами пользователя (ссылка).</text:p>
      <text:p text:style-name="P67">Шаги: </text:p>
      <text:list xml:id="list657991883" text:style-name="L12">
        <text:list-item>
          <text:p text:style-name="P196">Нажать на кнопку «Карандашик».</text:p>
          <text:p text:style-name="P154">ОР: Открылся интерфейс редактирования данных пользователя.</text:p>
        </text:list-item>
        <text:list-item>
          <text:p text:style-name="P164">В поле ввода «Имя» <text:span text:style-name="T57">ввести &lt;script&gt;alert(«Wow!»)&lt;/script&gt; .</text:span></text:p>
          <text:p text:style-name="P167">ОР: В поле ввода «Имя» отобразились введенные данные.</text:p>
        </text:list-item>
        <text:list-item>
          <text:p text:style-name="P161">Нажать на кнопку "Сохранить".</text:p>
          <text:p text:style-name="P171"><text:span text:style-name="T81">О</text:span>Р: И<text:span text:style-name="T82">нтерфейс редактирования данных закрылся. </text:span><text:span text:style-name="T57">На странице контактов на месте имени отобразились введенные нами данные, </text:span><text:span text:style-name="T114">всплывающее окно «Wow!» не появилось.</text:span></text:p>
        </text:list-item>
      </text:list>
      <text:p text:style-name="P47"><text:soft-page-break/><text:span text:style-name="T80">Тест-кейс 9. </text:span><text:span text:style-name="T22">Корректная работа </text:span><text:span text:style-name="T73">прокрутки</text:span><text:span text:style-name="T22"> в выпадающем списке «Добавить контакт».</text:span></text:p>
      <text:p text:style-name="P23">Предусловие: Открыть страницу с контактами пользователя (ссылка).</text:p>
      <text:p text:style-name="P32">Шаги: </text:p>
      <text:list xml:id="list3509626393" text:style-name="L13">
        <text:list-item>
          <text:p text:style-name="P198">Нажать на кнопку «Карандашик».</text:p>
          <text:p text:style-name="P198">ОР: Открылся интерфейс редактирования данных пользователя.</text:p>
        </text:list-item>
        <text:list-item>
          <text:p text:style-name="P123">Нажать на крестик «Добавить контакт».</text:p>
          <text:p text:style-name="P123">ОР: Появился выпадающий список.</text:p>
        </text:list-item>
        <text:list-item>
          <text:p text:style-name="P124"><text:span text:style-name="T72">Навести курсор в область </text:span><text:span text:style-name="T73">выпадающего </text:span><text:span text:style-name="T72">списка и </text:span><text:span text:style-name="T73">прокрутить</text:span> список до конца <text:span text:style-name="T49">вниз-ввер</text:span><text:span text:style-name="T73">х, используя </text:span><text:span text:style-name="T72">колес</text:span><text:span text:style-name="T73">о</text:span><text:span text:style-name="T72"> мыши.</text:span></text:p>
          <text:p text:style-name="P125">ОР: <text:span text:style-name="T73">Прокрутка</text:span> р<text:span text:style-name="T73">аботает</text:span> <text:span text:style-name="T73">корректно.</text:span></text:p>
        </text:list-item>
        <text:list-item>
          <text:p text:style-name="P127">Навести курсор в область выпадающего <text:span text:style-name="T72">списка и </text:span>прокрутить<text:span text:style-name="T48"> список до конца </text:span><text:span text:style-name="T49">вниз-вверх, </text:span>используя<text:span text:style-name="T72"> </text:span>тачпад.</text:p>
          <text:p text:style-name="P126">ОР: <text:span text:style-name="T73">Прокрутка</text:span> р<text:span text:style-name="T73">аботает</text:span> <text:span text:style-name="T73">корректно.</text:span></text:p>
        </text:list-item>
        <text:list-item>
          <text:p text:style-name="P127">Прокрутить список, используя скроллбар.</text:p>
          <text:p text:style-name="P126">ОР: <text:span text:style-name="T73">Прокрутка</text:span> р<text:span text:style-name="T73">аботает</text:span> <text:span text:style-name="T73">корректно.</text:span></text:p>
        </text:list-item>
      </text:list>
      <text:p text:style-name="P14"/>
      <text:p text:style-name="P17">Кроссбраузерное тестирование.</text:p>
      <text:p text:style-name="P37">Для кроссбраузерного тестирования на ПК нужно пройти тест-кейсы на следующих браузерах <text:span text:style-name="T69">(последние стабильные версии)</text:span>:</text:p>
      <text:list xml:id="list3431505043" text:style-name="L14">
        <text:list-item>
          <text:p text:style-name="P138">Google Chrome;</text:p>
        </text:list-item>
        <text:list-item>
          <text:p text:style-name="P138">Firefox;</text:p>
        </text:list-item>
        <text:list-item>
          <text:p text:style-name="P138">Edge;</text:p>
        </text:list-item>
        <text:list-item>
          <text:p text:style-name="P138">Internet Explorer;</text:p>
        </text:list-item>
        <text:list-item>
          <text:p text:style-name="P140">Safari.</text:p>
        </text:list-item>
      </text:list>
      <text:p text:style-name="P39">Для тестирования на мобильных устройствах используем браузеры:</text:p>
      <text:list xml:id="list2564265761" text:style-name="L15">
        <text:list-item>
          <text:p text:style-name="P139">Google Chrome;</text:p>
        </text:list-item>
        <text:list-item>
          <text:p text:style-name="P141">Safari.</text:p>
        </text:list-item>
      </text:list>
      <text:p text:style-name="P41">Также, в рамках кроссбраузерного тестирования <text:span text:style-name="T74">на мобильных устройствах</text:span>, необходимо протестировать масштабируемость и режим адаптивного дизайна.</text:p>
      <text:p text:style-name="P26"/>
      <text:p text:style-name="P46"/>
      <text:p text:style-name="P5"><text:span text:style-name="Emphasis"><text:span text:style-name="T23"/></text:span></text:p>
      <text:p text:style-name="P5"><text:span text:style-name="Emphasis"><text:span text:style-name="T23"/></text:span></text:p>
      <text:p text:style-name="P21"><text:soft-page-break/><text:span text:style-name="T64">2. </text:span><text:span text:style-name="T63">Список самых критичных багов</text:span>.</text:p>
      <text:list xml:id="list550293992" text:style-name="L16">
        <text:list-item>
          <text:p text:style-name="P142">Дыры в безопасности (<text:span text:style-name="T114">XSS-уязвимости,</text:span> SQL-инъекци<text:span text:style-name="T114">и</text:span>);</text:p>
        </text:list-item>
        <text:list-item>
          <text:p text:style-name="P142"><text:span text:style-name="T64">Н</text:span>арушение функциональностей, которые не позволяют использовать <text:span text:style-name="T64">страницу</text:span> по прямому назначению <text:span text:style-name="T64">(на странице «Изменение данных» не открывается выпадающий список «Добавить контакт», кнопка «Сохранить» не сохраняет новые или измененные даные, на странице с контактами пользователя не работает кнопка «Карандашик» для открытия интерфейса редактирования данных).</text:span></text:p>
        </text:list-item>
        <text:list-item>
          <text:p text:style-name="P143">Ошибки совместимости с различными браузерами, платформами.</text:p>
        </text:list-item>
        <text:list-item>
          <text:p text:style-name="P144">Некорректное отображение элементов страницы на различных устройствах, что <text:span text:style-name="T91">будет препятствовать</text:span> пользователю совершать стандартные манипуляции на странице.</text:p>
          <text:p text:style-name="P144"/>
        </text:list-item>
      </text:list>
      <text:p text:style-name="P9">Баг — репорт.</text:p>
      <text:p text:style-name="P73"><text:span text:style-name="T37"><text:s text:c="7"/></text:span><text:span text:style-name="T59"><text:s/></text:span><text:span text:style-name="T60">Б-1.</text:span><text:span text:style-name="T65"> </text:span><text:span text:style-name="T37">К</text:span>нопка «Сохранить» <text:span text:style-name="T37">не сохраняет новые контакты </text:span><text:span text:style-name="T25">в интерфейсе редактирования данных.</text:span></text:p>
      <text:p text:style-name="P175">ОС: <text:span text:style-name="T116">Windows 10 20H2</text:span>, 64-битная.</text:p>
      <text:p text:style-name="P80">Браузер: <text:span text:style-name="T86">Google Chrome v.88.0.4324.146 .</text:span></text:p>
      <text:p text:style-name="P48">Серьезность: Критическая</text:p>
      <text:p text:style-name="P49">Предусловие: </text:p>
      <text:p text:style-name="P49"><text:s text:c="9"/>Открыть страницу с контактами пользователя (ссылка).</text:p>
      <text:p text:style-name="P57">Шаги воспроизведения:</text:p>
      <text:list xml:id="list2144201519" text:style-name="L17">
        <text:list-item>
          <text:p text:style-name="P197"><text:span text:style-name="T39"><text:s/></text:span><text:span text:style-name="T40">Нажать на кнопку «Карандашик».</text:span></text:p>
        </text:list-item>
        <text:list-item>
          <text:p text:style-name="P128">Нажать на крестик «Добавить контакт». <text:s text:c="450"/></text:p>
        </text:list-item>
        <text:list-item>
          <text:p text:style-name="P129"><text:span text:style-name="T46">В открывшемся выпадающем списке</text:span><text:span text:style-name="T45"> из предложенных вариантов </text:span><text:span text:style-name="T46">в</text:span><text:span text:style-name="T45">ыбрать «</text:span><text:span text:style-name="T24">ICQ».</text:span></text:p>
        </text:list-item>
        <text:list-item>
          <text:p text:style-name="P130">В появившееся поле ввода <text:span text:style-name="T24">«ICQ» ввести номер 48516378.</text:span></text:p>
        </text:list-item>
        <text:list-item>
          <text:p text:style-name="P174">Нажать на кнопку "Сохранить".</text:p>
        </text:list-item>
      </text:list>
      <text:p text:style-name="P48">ОР: <text:span text:style-name="T41">И</text:span><text:span text:style-name="T42">нтерфейс редактирования данных закрылся. На странице с контактами пользователя от</text:span><text:span text:style-name="T43">ображается </text:span><text:span text:style-name="T44">новый контакт - ICQ с номером 48516378.</text:span></text:p>
      <text:p text:style-name="P48"><text:span text:style-name="T44">Ф</text:span><text:span text:style-name="T38">Р: </text:span><text:span text:style-name="T41">И</text:span><text:span text:style-name="T42">нтерфейс редактирования данных закрылся. На странице с контактами пользователя </text:span><text:span text:style-name="T38">новый контакт не отобразился.</text:span></text:p>
      <text:p text:style-name="P57"/>
      <text:p text:style-name="Standard"/>
      <text:p text:style-name="P4"/>
      <text:p text:style-name="P4"/>
      <text:p text:style-name="P13"><text:soft-page-break/>3. Описание процесса тестирования frontend и backend страницы по отдельности.</text:p>
      <text:p text:style-name="P45"><text:span text:style-name="T66">3.1 </text:span>Процесс тестирования frontend страницы.</text:p>
      <text:p text:style-name="P60">Для <text:span text:style-name="T111">тестирования</text:span> данной страниц<text:span text:style-name="T111">ы</text:span> <text:span text:style-name="T94">используется </text:span><text:span text:style-name="T93">десктопный </text:span><text:span text:style-name="T98">и</text:span><text:span text:style-name="T93"> мобильный веб-браузе</text:span><text:span text:style-name="T94">р, </text:span><text:span text:style-name="T98">а также </text:span><text:span text:style-name="T94">гибридное </text:span><text:span text:style-name="T95">мобильное </text:span><text:span text:style-name="T94">приложение.</text:span></text:p>
      <text:p text:style-name="P61">Первое, что необходимо протестировать - это графический интерфейс. <text:span text:style-name="T95">Должен быть макет, с которым можно сравнить имеющуюся страницу.</text:span> <text:span text:style-name="T95">Проверить расположение элементов относительно друг друга, шрифты, </text:span><text:span text:style-name="T96">заголовки, </text:span><text:span text:style-name="T95">цвет</text:span><text:span text:style-name="T96">а</text:span><text:span text:style-name="T95">, отступы. </text:span></text:p>
      <text:p text:style-name="P76">Обратить внимание на наличие орфографических ошибок. </text:p>
      <text:p text:style-name="P61"><text:span text:style-name="T96">Протестировать кроссбраузерность </text:span><text:span text:style-name="T47">(</text:span><text:span text:style-name="T104">Google Chrome, </text:span><text:span text:style-name="T47">Safari, Firefox, </text:span><text:span text:style-name="T105">Еdge, Internet Explorer</text:span><text:span text:style-name="T47"> </text:span><text:span text:style-name="T105">последних версий</text:span><text:span text:style-name="T47">). </text:span><text:span text:style-name="T97">Обязательно проверить как </text:span><text:span text:style-name="T111">страница</text:span><text:span text:style-name="T97"> будет выглядеть на мобильном устройстве (как поведут себя длинные строки в полях ввода, фотографи</text:span><text:span text:style-name="T96">я</text:span><text:span text:style-name="T97">, выпадающий список</text:span><text:span text:style-name="T106">), </text:span><text:span text:style-name="T96">на разных разрешениях экрана, <text:s/>масштабируемость </text:span><text:span text:style-name="T98">и режим адаптивного дизайна.</text:span></text:p>
      <text:p text:style-name="P62">Проверить крректную работу скролла (на странице изменения данных и в выпадающем списке).</text:p>
      <text:p text:style-name="P63">В рамках функционального тестирования проверяем корректную работу имеющихся кнопок - «Карандашик» для открытия интерфейса редактирования данных и замены фото; «<text:span text:style-name="T99">Корзина» для удаления фотографии и удаления полей ввода <text:s/>с контактными даннными; кнопка «Добавить контакт» для открытия выпадающего списка. </text:span><text:span text:style-name="T100">Кнопки «Сохранить» и «Отмена». </text:span><text:span text:style-name="T99">Обратить внимание на область нажатия кнопок. </text:span></text:p>
      <text:p text:style-name="P64"><text:span text:style-name="T99">П</text:span>роверить корректную работу выпадающего списка.</text:p>
      <text:p text:style-name="P78">Тестируем поля ввода. На странице имеются <text:span text:style-name="T102">поля </text:span>обязательные <text:span text:style-name="T101">и необязательные </text:span>для заполнения, поля ввода <text:span text:style-name="T100">строки, номера телефона, электронной почты. Их необходимо покрыть тестами: </text:span><text:span text:style-name="T108">оставить поле пустым, </text:span><text:span text:style-name="T101">ввод корректных и некорректных данных, спецсимволов, эмодзи, пробелов, граничных значений. Также </text:span><text:span text:style-name="T102">проверить пол</text:span><text:span text:style-name="T114">я ввода на</text:span><text:span text:style-name="T102"> XSS- уязвимость.</text:span></text:p>
      <text:p text:style-name="P65"><text:span text:style-name="T101">П</text:span>роверить сообщения — уведомления при неправильном вводе данных.</text:p>
      <text:p text:style-name="P66">Так как страница доступна из гибридного мобильного приложения то <text:span text:style-name="T103">тестируем</text:span> ее на платформах Android и IOS.</text:p>
      <text:p text:style-name="P77">Следует отметить что страница мобильного приложение должна быть удобной и логичной для пользователя. <text:span text:style-name="T112">Поэтому при проведении юзабилити тестирования желательно пригласить людей «со стороны». Поставить перед ними определенные задачи (например, создать новый контакт, изменить данные имени, загрузить фотографию и т. д.). Это покажет насколько удобным и функциональным будет приложение </text:span><text:span text:style-name="T113">для конечного пользователя</text:span></text:p>
      <text:p text:style-name="P83"/>
      <text:p text:style-name="P83"/>
      <text:p text:style-name="P83"><text:soft-page-break/>Процесс тестирование backend страницы.</text:p>
      <text:p text:style-name="P81">Для тестирования <text:span text:style-name="T70">backend’a</text:span> <text:span text:style-name="T70">понадоб</text:span><text:span text:style-name="T116">ится</text:span><text:span text:style-name="T70">:</text:span></text:p>
      <text:list xml:id="list3435558622" text:style-name="L18">
        <text:list-item>
          <text:p text:style-name="P177">Postman</text:p>
        </text:list-item>
      </text:list>
      <text:p text:style-name="P82">С помощью <text:span text:style-name="T109">Postman</text:span> тестируем взаимодействие <text:span text:style-name="T92">нашего приложения со сторонним веб-сервисом, который </text:span>погдгружает текст и цвет статуса на страницу контактов.</text:p>
      <text:p text:style-name="P176">В Postman использу<text:span text:style-name="T118">ем</text:span> метод GET <text:span text:style-name="T117">для получения</text:span> данн<text:span text:style-name="T117">ых</text:span> <text:span text:style-name="T115">пользователя. </text:span><text:span text:style-name="T120">Также <text:s/></text:span><text:span text:style-name="T121">для запроса</text:span><text:span text:style-name="T120"> понадоб</text:span><text:span text:style-name="T121">я</text:span><text:span text:style-name="T120">тся URL, </text:span><text:span text:style-name="T121">содержащий ID пользователя и </text:span><text:span text:style-name="T120">авторизационный токен</text:span><text:span text:style-name="T121">. </text:span></text:p>
      <text:p text:style-name="P176"><text:span text:style-name="T117">Получаем ответ </text:span><text:span text:style-name="T118">от сервера</text:span><text:span text:style-name="T119"> </text:span><text:span text:style-name="T117">в формате JSON </text:span><text:span text:style-name="T119">со статус-кодом 200, который сообщает об успешном выполнении запроса. Ответ</text:span><text:span text:style-name="T118"> содержит </text:span><text:span text:style-name="T119">все </text:span><text:span text:style-name="T118">необходиме данные о пользователе ( </text:span><text:span text:style-name="T119">id, </text:span><text:span text:style-name="T118">данные имени, <text:s/></text:span><text:span text:style-name="T119">данные </text:span><text:span text:style-name="T118">всех существующих контактов</text:span><text:span text:style-name="T119">).</text:span></text:p>
      <text:p text:style-name="P79"/>
      <text:p text:style-name="P93"/>
      <text:p text:style-name="P9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<text:span text:style-name="T62">4. </text:span><text:span text:style-name="T63">С</text:span><text:span text:style-name="T62">писок самых критичных трудностей</text:span> при тестировании страницы на мобильных устройствах.</text:p>
      <text:p text:style-name="P11"/>
      <text:list xml:id="list3877545877" text:style-name="L19">
        <text:list-item>
          <text:p text:style-name="P131">Тестирование на мобильных устройствах занимает больше времени;</text:p>
        </text:list-item>
        <text:list-item>
          <text:p text:style-name="P132"><text:span text:style-name="T50">Р</text:span>азнообразие мобильных устройств <text:span text:style-name="T50">на которых будет необходиимо осуществить тестирование;</text:span></text:p>
        </text:list-item>
        <text:list-item>
          <text:p text:style-name="P133">Проверка корректной работы в различных сочетаниях операционных систем, устройств, версий;</text:p>
        </text:list-item>
        <text:list-item>
          <text:p text:style-name="P134">Учитывать <text:span text:style-name="T52">при тестировании </text:span>наличие или отсутствие «нативных» жестов (они отличаются не только от ОС, но и от производителя мобильного устройств<text:span text:style-name="T52">а</text:span>);</text:p>
        </text:list-item>
        <text:list-item>
          <text:p text:style-name="P135"><text:span text:style-name="T53">Обязательное т</text:span>естирование различных типов сетей <text:s/>(2G, 3G, LTE, WIFI и т. д.), тестировать работу приложения <text:span text:style-name="T53">при</text:span> различн<text:span text:style-name="T53">о</text:span>м качеств<text:span text:style-name="T53">е</text:span> связи <text:span text:style-name="T53">(</text:span><text:span text:style-name="T51">полное отсутствие, переход между состояниями, а так же без доступа в интернет</text:span><text:span text:style-name="T53">)</text:span><text:span text:style-name="T51">;</text:span></text:p>
        </text:list-item>
        <text:list-item>
          <text:p text:style-name="P136"><text:span text:style-name="T53">Н</text:span>еобходимость проводить анализ потребления ресурсо<text:span text:style-name="T53">в.</text:span></text:p>
          <text:p text:style-name="P137"/>
        </text:list-item>
      </text:list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Arial1" svg:font-family="Arial, Helvetica, Garuda, sans-serif"/>
    <style:font-face style:name="Arial2" svg:font-family="Arial, Helvetica, Garuda, sans-serif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Taho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5f5f5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5f5f5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5f5f5" draw:opacity="100%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2T16:55:39.245942084</meta:creation-date>
    <dc:date>2022-01-14T16:21:26.958846336</dc:date>
    <meta:editing-duration>PT19H16M22S</meta:editing-duration>
    <meta:editing-cycles>26</meta:editing-cycles>
    <meta:generator>LibreOffice/7.2.3.2$Linux_X86_64 LibreOffice_project/20$Build-2</meta:generator>
    <meta:document-statistic meta:table-count="3" meta:image-count="0" meta:object-count="0" meta:page-count="12" meta:paragraph-count="224" meta:word-count="1653" meta:character-count="12958" meta:non-whitespace-character-count="11065"/>
  </office:meta>
</office:document-meta>
</file>